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96" calcext:value-type="float">
            <text:p>-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/>
          <table:table-cell table:style-name="ce1" table:formula="of:=[.A1]+[.R2]" office:value-type="float" office:value="481" calcext:value-type="float">
            <text:p>481</text:p>
          </table:table-cell>
          <table:table-cell table:style-name="ce1" table:formula="of:=MAX([.R1];[.S2])+[.B1]" office:value-type="float" office:value="421" calcext:value-type="float">
            <text:p>421</text:p>
          </table:table-cell>
          <table:table-cell table:style-name="ce1" table:formula="of:=MAX([.S1];[.T2])+[.C1]" office:value-type="float" office:value="461" calcext:value-type="float">
            <text:p>461</text:p>
          </table:table-cell>
          <table:table-cell table:style-name="ce1" table:formula="of:=MAX([.T1];[.U2])+[.D1]" office:value-type="float" office:value="542" calcext:value-type="float">
            <text:p>542</text:p>
          </table:table-cell>
          <table:table-cell table:style-name="ce1" table:formula="of:=MAX([.U1];[.V2])+[.E1]" office:value-type="float" office:value="670" calcext:value-type="float">
            <text:p>670</text:p>
          </table:table-cell>
          <table:table-cell table:style-name="ce1" table:formula="of:=MAX([.V1];[.W2])+[.F1]" office:value-type="float" office:value="574" calcext:value-type="float">
            <text:p>574</text:p>
          </table:table-cell>
          <table:table-cell table:style-name="ce1" table:formula="of:=MAX([.W1];[.X2])+[.G1]" office:value-type="float" office:value="681" calcext:value-type="float">
            <text:p>681</text:p>
          </table:table-cell>
          <table:table-cell table:style-name="ce1" table:formula="of:=MAX([.X1];[.Y2])+[.H1]" office:value-type="float" office:value="807" calcext:value-type="float">
            <text:p>807</text:p>
          </table:table-cell>
          <table:table-cell table:style-name="ce1" table:formula="of:=MAX([.Y1];[.Z2])+[.I1]" office:value-type="float" office:value="877" calcext:value-type="float">
            <text:p>877</text:p>
          </table:table-cell>
          <table:table-cell table:style-name="ce1" table:formula="of:=MAX([.Z1];[.AA2])+[.J1]" office:value-type="float" office:value="906" calcext:value-type="float">
            <text:p>906</text:p>
          </table:table-cell>
          <table:table-cell table:style-name="ce1" table:formula="of:=MAX([.AA1];[.AB2])+[.K1]" office:value-type="float" office:value="898" calcext:value-type="float">
            <text:p>898</text:p>
          </table:table-cell>
          <table:table-cell table:style-name="ce1" table:formula="of:=MAX([.AB1];[.AC2])+[.L1]" office:value-type="float" office:value="940" calcext:value-type="float">
            <text:p>940</text:p>
          </table:table-cell>
          <table:table-cell table:style-name="ce1" table:formula="of:=MAX([.AC1];[.AD2])+[.M1]" office:value-type="float" office:value="1129" calcext:value-type="float">
            <text:p>1129</text:p>
          </table:table-cell>
          <table:table-cell table:style-name="ce1" table:formula="of:=MAX([.AD1];[.AE2])+[.N1]" office:value-type="float" office:value="1132" calcext:value-type="float">
            <text:p>1132</text:p>
          </table:table-cell>
          <table:table-cell table:style-name="ce2" table:formula="of:=MAX([.AE1];[.AF2])+[.O1]" office:value-type="float" office:value="1203" calcext:value-type="float">
            <text:p>1203</text:p>
          </table:table-cell>
          <table:table-cell table:number-columns-repeated="3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-52" calcext:value-type="float">
            <text:p>-52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-73" calcext:value-type="float">
            <text:p>-7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2"/>
          <table:table-cell table:style-name="ce1" table:formula="of:=[.A2]+[.R3]" office:value-type="float" office:value="404" calcext:value-type="float">
            <text:p>404</text:p>
          </table:table-cell>
          <table:table-cell table:style-name="ce1" table:formula="of:=MAX([.R2];[.S3])+[.B2]" office:value-type="float" office:value="413" calcext:value-type="float">
            <text:p>413</text:p>
          </table:table-cell>
          <table:table-cell table:style-name="ce1" table:formula="of:=MAX([.S2];[.T3])+[.C2]" office:value-type="float" office:value="462" calcext:value-type="float">
            <text:p>462</text:p>
          </table:table-cell>
          <table:table-cell table:style-name="ce1" table:formula="of:=MAX([.T2];[.U3])+[.D2]" office:value-type="float" office:value="624" calcext:value-type="float">
            <text:p>624</text:p>
          </table:table-cell>
          <table:table-cell table:style-name="ce1" table:formula="of:=MAX([.U2];[.V3])+[.E2]" office:value-type="float" office:value="673" calcext:value-type="float">
            <text:p>673</text:p>
          </table:table-cell>
          <table:table-cell table:style-name="ce1" table:formula="of:=MAX([.V2];[.W3])+[.F2]" office:value-type="float" office:value="600" calcext:value-type="float">
            <text:p>600</text:p>
          </table:table-cell>
          <table:table-cell table:style-name="ce1" table:formula="of:=MAX([.W2];[.X3])+[.G2]" office:value-type="float" office:value="677" calcext:value-type="float">
            <text:p>677</text:p>
          </table:table-cell>
          <table:table-cell table:style-name="ce1" table:formula="of:=MAX([.X2];[.Y3])+[.H2]" office:value-type="float" office:value="729" calcext:value-type="float">
            <text:p>729</text:p>
          </table:table-cell>
          <table:table-cell table:style-name="ce1" table:formula="of:=MAX([.Y2];[.Z3])+[.I2]" office:value-type="float" office:value="808" calcext:value-type="float">
            <text:p>808</text:p>
          </table:table-cell>
          <table:table-cell table:style-name="ce1" table:formula="of:=MAX([.Z2];[.AA3])+[.J2]" office:value-type="float" office:value="843" calcext:value-type="float">
            <text:p>843</text:p>
          </table:table-cell>
          <table:table-cell table:style-name="ce1" table:formula="of:=MAX([.AA2];[.AB3])+[.K2]" office:value-type="float" office:value="908" calcext:value-type="float">
            <text:p>908</text:p>
          </table:table-cell>
          <table:table-cell table:style-name="ce1" table:formula="of:=MAX([.AB2];[.AC3])+[.L2]" office:value-type="float" office:value="935" calcext:value-type="float">
            <text:p>935</text:p>
          </table:table-cell>
          <table:table-cell table:style-name="ce1" table:formula="of:=MAX([.AC2];[.AD3])+[.M2]" office:value-type="float" office:value="1038" calcext:value-type="float">
            <text:p>1038</text:p>
          </table:table-cell>
          <table:table-cell table:style-name="ce1" table:formula="of:=MAX([.AD2];[.AE3])+[.N2]" office:value-type="float" office:value="1100" calcext:value-type="float">
            <text:p>1100</text:p>
          </table:table-cell>
          <table:table-cell table:style-name="ce1" table:formula="of:=MAX([.AE2];[.AF3])+[.O2]" office:value-type="float" office:value="1098" calcext:value-type="float">
            <text:p>1098</text:p>
          </table:table-cell>
          <table:table-cell table:number-columns-repeated="3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49" calcext:value-type="float">
            <text:p>-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2"/>
          <table:table-cell table:style-name="ce1" table:formula="of:=[.A3]+[.R4]" office:value-type="float" office:value="320" calcext:value-type="float">
            <text:p>320</text:p>
          </table:table-cell>
          <table:table-cell table:style-name="ce1" table:formula="of:=MAX([.R3];[.S4])+[.B3]" office:value-type="float" office:value="465" calcext:value-type="float">
            <text:p>465</text:p>
          </table:table-cell>
          <table:table-cell table:style-name="ce1" table:formula="of:=MAX([.S3];[.T4])+[.C3]" office:value-type="float" office:value="485" calcext:value-type="float">
            <text:p>485</text:p>
          </table:table-cell>
          <table:table-cell table:style-name="ce1" table:formula="of:=MAX([.T3];[.U4])+[.D3]" office:value-type="float" office:value="580" calcext:value-type="float">
            <text:p>580</text:p>
          </table:table-cell>
          <table:table-cell table:style-name="ce1" table:formula="of:=MAX([.U3];[.V4])+[.E3]" office:value-type="float" office:value="505" calcext:value-type="float">
            <text:p>505</text:p>
          </table:table-cell>
          <table:table-cell table:style-name="ce1" table:formula="of:=MAX([.V3];[.W4])+[.F3]" office:value-type="float" office:value="653" calcext:value-type="float">
            <text:p>653</text:p>
          </table:table-cell>
          <table:table-cell table:style-name="ce1" table:formula="of:=MAX([.W3];[.X4])+[.G3]" office:value-type="float" office:value="615" calcext:value-type="float">
            <text:p>615</text:p>
          </table:table-cell>
          <table:table-cell table:style-name="ce1" table:formula="of:=MAX([.X3];[.Y4])+[.H3]" office:value-type="float" office:value="630" calcext:value-type="float">
            <text:p>630</text:p>
          </table:table-cell>
          <table:table-cell table:style-name="ce1" table:formula="of:=MAX([.Y3];[.Z4])+[.I3]" office:value-type="float" office:value="702" calcext:value-type="float">
            <text:p>702</text:p>
          </table:table-cell>
          <table:table-cell table:style-name="ce1" table:formula="of:=MAX([.Z3];[.AA4])+[.J3]" office:value-type="float" office:value="827" calcext:value-type="float">
            <text:p>827</text:p>
          </table:table-cell>
          <table:table-cell table:style-name="ce1" table:formula="of:=MAX([.AA3];[.AB4])+[.K3]" office:value-type="float" office:value="877" calcext:value-type="float">
            <text:p>877</text:p>
          </table:table-cell>
          <table:table-cell table:style-name="ce1" table:formula="of:=MAX([.AB3];[.AC4])+[.L3]" office:value-type="float" office:value="917" calcext:value-type="float">
            <text:p>917</text:p>
          </table:table-cell>
          <table:table-cell table:style-name="ce1" table:formula="of:=MAX([.AC3];[.AD4])+[.M3]" office:value-type="float" office:value="986" calcext:value-type="float">
            <text:p>986</text:p>
          </table:table-cell>
          <table:table-cell table:style-name="ce1" table:formula="of:=MAX([.AD3];[.AE4])+[.N3]" office:value-type="float" office:value="1182" calcext:value-type="float">
            <text:p>1182</text:p>
          </table:table-cell>
          <table:table-cell table:style-name="ce1" table:formula="of:=MAX([.AE3];[.AF4])+[.O3]" office:value-type="float" office:value="1120" calcext:value-type="float">
            <text:p>1120</text:p>
          </table:table-cell>
          <table:table-cell table:number-columns-repeated="32"/>
        </table:table-row>
        <table:table-row table:style-name="ro1"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-86" calcext:value-type="float">
            <text:p>-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/>
          <table:table-cell table:style-name="ce1" table:formula="of:=[.A4]+[.R5]" office:value-type="float" office:value="295" calcext:value-type="float">
            <text:p>295</text:p>
          </table:table-cell>
          <table:table-cell table:style-name="ce1" table:formula="of:=MAX([.R4];[.S5])+[.B4]" office:value-type="float" office:value="445" calcext:value-type="float">
            <text:p>445</text:p>
          </table:table-cell>
          <table:table-cell table:style-name="ce1" table:formula="of:=MAX([.S4];[.T5])+[.C4]" office:value-type="float" office:value="513" calcext:value-type="float">
            <text:p>513</text:p>
          </table:table-cell>
          <table:table-cell table:style-name="ce1" table:formula="of:=MAX([.T4];[.U5])+[.D4]" office:value-type="float" office:value="501" calcext:value-type="float">
            <text:p>501</text:p>
          </table:table-cell>
          <table:table-cell table:style-name="ce1" table:formula="of:=MAX([.U4];[.V5])+[.E4]" office:value-type="float" office:value="510" calcext:value-type="float">
            <text:p>510</text:p>
          </table:table-cell>
          <table:table-cell table:style-name="ce1" table:formula="of:=MAX([.V4];[.W5])+[.F4]" office:value-type="float" office:value="599" calcext:value-type="float">
            <text:p>599</text:p>
          </table:table-cell>
          <table:table-cell table:style-name="ce1" table:formula="of:=MAX([.W4];[.X5])+[.G4]" office:value-type="float" office:value="519" calcext:value-type="float">
            <text:p>519</text:p>
          </table:table-cell>
          <table:table-cell table:style-name="ce1" table:formula="of:=MAX([.X4];[.Y5])+[.H4]" office:value-type="float" office:value="642" calcext:value-type="float">
            <text:p>642</text:p>
          </table:table-cell>
          <table:table-cell table:style-name="ce1" table:formula="of:=MAX([.Y4];[.Z5])+[.I4]" office:value-type="float" office:value="747" calcext:value-type="float">
            <text:p>747</text:p>
          </table:table-cell>
          <table:table-cell table:style-name="ce1" table:formula="of:=MAX([.Z4];[.AA5])+[.J4]" office:value-type="float" office:value="881" calcext:value-type="float">
            <text:p>881</text:p>
          </table:table-cell>
          <table:table-cell table:style-name="ce1" table:formula="of:=MAX([.AA4];[.AB5])+[.K4]" office:value-type="float" office:value="816" calcext:value-type="float">
            <text:p>816</text:p>
          </table:table-cell>
          <table:table-cell table:style-name="ce1" table:formula="of:=MAX([.AB4];[.AC5])+[.L4]" office:value-type="float" office:value="986" calcext:value-type="float">
            <text:p>986</text:p>
          </table:table-cell>
          <table:table-cell table:style-name="ce1" table:formula="of:=MAX([.AC4];[.AD5])+[.M4]" office:value-type="float" office:value="1035" calcext:value-type="float">
            <text:p>1035</text:p>
          </table:table-cell>
          <table:table-cell table:style-name="ce1" table:formula="of:=MAX([.AD4];[.AE5])+[.N4]" office:value-type="float" office:value="1099" calcext:value-type="float">
            <text:p>1099</text:p>
          </table:table-cell>
          <table:table-cell table:style-name="ce1" table:formula="of:=MAX([.AE4];[.AF5])+[.O4]" office:value-type="float" office:value="1189" calcext:value-type="float">
            <text:p>1189</text:p>
          </table:table-cell>
          <table:table-cell table:number-columns-repeated="3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49" calcext:value-type="float">
            <text:p>-49</text:p>
          </table:table-cell>
          <table:table-cell table:style-name="ce1" office:value-type="float" office:value="-62" calcext:value-type="float">
            <text:p>-62</text:p>
          </table:table-cell>
          <table:table-cell table:number-columns-repeated="2"/>
          <table:table-cell table:style-name="ce1" table:formula="of:=[.A5]+[.R6]" office:value-type="float" office:value="312" calcext:value-type="float">
            <text:p>312</text:p>
          </table:table-cell>
          <table:table-cell table:style-name="ce1" table:formula="of:=MAX([.R5];[.S6])+[.B5]" office:value-type="float" office:value="411" calcext:value-type="float">
            <text:p>411</text:p>
          </table:table-cell>
          <table:table-cell table:style-name="ce1" table:formula="of:=MAX([.S5];[.T6])+[.C5]" office:value-type="float" office:value="502" calcext:value-type="float">
            <text:p>502</text:p>
          </table:table-cell>
          <table:table-cell table:style-name="ce1" table:formula="of:=MAX([.T5];[.U6])+[.D5]" office:value-type="float" office:value="539" calcext:value-type="float">
            <text:p>539</text:p>
          </table:table-cell>
          <table:table-cell table:style-name="ce1" table:formula="of:=MAX([.U5];[.V6])+[.E5]" office:value-type="float" office:value="596" calcext:value-type="float">
            <text:p>596</text:p>
          </table:table-cell>
          <table:table-cell table:style-name="ce1" table:formula="of:=MAX([.V5];[.W6])+[.F5]" office:value-type="float" office:value="595" calcext:value-type="float">
            <text:p>595</text:p>
          </table:table-cell>
          <table:table-cell table:style-name="ce1" table:formula="of:=MAX([.W5];[.X6])+[.G5]" office:value-type="float" office:value="586" calcext:value-type="float">
            <text:p>586</text:p>
          </table:table-cell>
          <table:table-cell table:style-name="ce1" table:formula="of:=MAX([.X5];[.Y6])+[.H5]" office:value-type="float" office:value="677" calcext:value-type="float">
            <text:p>677</text:p>
          </table:table-cell>
          <table:table-cell table:style-name="ce1" table:formula="of:=MAX([.Y5];[.Z6])+[.I5]" office:value-type="float" office:value="767" calcext:value-type="float">
            <text:p>767</text:p>
          </table:table-cell>
          <table:table-cell table:style-name="ce1" table:formula="of:=MAX([.Z5];[.AA6])+[.J5]" office:value-type="float" office:value="847" calcext:value-type="float">
            <text:p>847</text:p>
          </table:table-cell>
          <table:table-cell table:style-name="ce1" table:formula="of:=MAX([.AA5];[.AB6])+[.K5]" office:value-type="float" office:value="866" calcext:value-type="float">
            <text:p>866</text:p>
          </table:table-cell>
          <table:table-cell table:style-name="ce1" table:formula="of:=MAX([.AB5];[.AC6])+[.L5]" office:value-type="float" office:value="930" calcext:value-type="float">
            <text:p>930</text:p>
          </table:table-cell>
          <table:table-cell table:style-name="ce1" table:formula="of:=MAX([.AC5];[.AD6])+[.M5]" office:value-type="float" office:value="853" calcext:value-type="float">
            <text:p>853</text:p>
          </table:table-cell>
          <table:table-cell table:style-name="ce1" table:formula="of:=MAX([.AD5];[.AE6])+[.N5]" office:value-type="float" office:value="854" calcext:value-type="float">
            <text:p>854</text:p>
          </table:table-cell>
          <table:table-cell table:style-name="ce1" table:formula="of:=MAX([.AE5];[.AF6])+[.O5]" office:value-type="float" office:value="859" calcext:value-type="float">
            <text:p>859</text:p>
          </table:table-cell>
          <table:table-cell table:number-columns-repeated="3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table:style-name="ce1" table:formula="of:=[.A6]+[.R7]" office:value-type="float" office:value="231" calcext:value-type="float">
            <text:p>231</text:p>
          </table:table-cell>
          <table:table-cell table:style-name="ce1" table:formula="of:=MAX([.R6];[.S7])+[.B6]" office:value-type="float" office:value="147" calcext:value-type="float">
            <text:p>147</text:p>
          </table:table-cell>
          <table:table-cell table:style-name="ce1" table:formula="of:=MAX([.S6];[.T7])+[.C6]" office:value-type="float" office:value="220" calcext:value-type="float">
            <text:p>220</text:p>
          </table:table-cell>
          <table:table-cell table:style-name="ce1" table:formula="of:=MAX([.T6];[.U7])+[.D6]" office:value-type="float" office:value="328" calcext:value-type="float">
            <text:p>328</text:p>
          </table:table-cell>
          <table:table-cell table:style-name="ce1" table:formula="of:=MAX([.U6];[.V7])+[.E6]" office:value-type="float" office:value="298" calcext:value-type="float">
            <text:p>298</text:p>
          </table:table-cell>
          <table:table-cell table:style-name="ce1" table:formula="of:=MAX([.V6];[.W7])+[.F6]" office:value-type="float" office:value="278" calcext:value-type="float">
            <text:p>278</text:p>
          </table:table-cell>
          <table:table-cell table:style-name="ce1" table:formula="of:=MAX([.W6];[.X7])+[.G6]" office:value-type="float" office:value="319" calcext:value-type="float">
            <text:p>319</text:p>
          </table:table-cell>
          <table:table-cell table:style-name="ce1" table:formula="of:=MAX([.X6];[.Y7])+[.H6]" office:value-type="float" office:value="327" calcext:value-type="float">
            <text:p>327</text:p>
          </table:table-cell>
          <table:table-cell table:style-name="ce1" table:formula="of:=MAX([.Y6];[.Z7])+[.I6]" office:value-type="float" office:value="559" calcext:value-type="float">
            <text:p>559</text:p>
          </table:table-cell>
          <table:table-cell table:style-name="ce1" table:formula="of:=MAX([.Z6];[.AA7])+[.J6]" office:value-type="float" office:value="706" calcext:value-type="float">
            <text:p>706</text:p>
          </table:table-cell>
          <table:table-cell table:style-name="ce1" table:formula="of:=MAX([.AA6];[.AB7])+[.K6]" office:value-type="float" office:value="805" calcext:value-type="float">
            <text:p>805</text:p>
          </table:table-cell>
          <table:table-cell table:style-name="ce1" table:formula="of:=MAX([.AB6];[.AC7])+[.L6]" office:value-type="float" office:value="826" calcext:value-type="float">
            <text:p>826</text:p>
          </table:table-cell>
          <table:table-cell table:style-name="ce1" table:formula="of:=MAX([.AC6];[.AD7])+[.M6]" office:value-type="float" office:value="813" calcext:value-type="float">
            <text:p>813</text:p>
          </table:table-cell>
          <table:table-cell table:style-name="ce1" table:formula="of:=MAX([.AD6];[.AE7])+[.N6]" office:value-type="float" office:value="903" calcext:value-type="float">
            <text:p>903</text:p>
          </table:table-cell>
          <table:table-cell table:style-name="ce1" table:formula="of:=MAX([.AE6];[.AF7])+[.O6]" office:value-type="float" office:value="921" calcext:value-type="float">
            <text:p>921</text:p>
          </table:table-cell>
          <table:table-cell table:number-columns-repeated="3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"/>
          <table:table-cell table:style-name="ce1" table:formula="of:=[.A7]+[.R8]" office:value-type="float" office:value="171" calcext:value-type="float">
            <text:p>171</text:p>
          </table:table-cell>
          <table:table-cell table:style-name="ce1" table:formula="of:=MAX([.R7];[.S8])+[.B7]" office:value-type="float" office:value="145" calcext:value-type="float">
            <text:p>145</text:p>
          </table:table-cell>
          <table:table-cell table:style-name="ce1" table:formula="of:=MAX([.S7];[.T8])+[.C7]" office:value-type="float" office:value="137" calcext:value-type="float">
            <text:p>137</text:p>
          </table:table-cell>
          <table:table-cell table:style-name="ce1" table:formula="of:=MAX([.T7];[.U8])+[.D7]" office:value-type="float" office:value="317" calcext:value-type="float">
            <text:p>317</text:p>
          </table:table-cell>
          <table:table-cell table:style-name="ce1" table:formula="of:=MAX([.U7];[.V8])+[.E7]" office:value-type="float" office:value="267" calcext:value-type="float">
            <text:p>267</text:p>
          </table:table-cell>
          <table:table-cell table:style-name="ce1" table:formula="of:=MAX([.V7];[.W8])+[.F7]" office:value-type="float" office:value="197" calcext:value-type="float">
            <text:p>197</text:p>
          </table:table-cell>
          <table:table-cell table:style-name="ce1" table:formula="of:=MAX([.W7];[.X8])+[.G7]" office:value-type="float" office:value="414" calcext:value-type="float">
            <text:p>414</text:p>
          </table:table-cell>
          <table:table-cell table:style-name="ce1" table:formula="of:=MAX([.X7];[.Y8])+[.H7]" office:value-type="float" office:value="409" calcext:value-type="float">
            <text:p>409</text:p>
          </table:table-cell>
          <table:table-cell table:style-name="ce1" table:formula="of:=MAX([.Y7];[.Z8])+[.I7]" office:value-type="float" office:value="492" calcext:value-type="float">
            <text:p>492</text:p>
          </table:table-cell>
          <table:table-cell table:style-name="ce1" table:formula="of:=MAX([.Z7];[.AA8])+[.J7]" office:value-type="float" office:value="645" calcext:value-type="float">
            <text:p>645</text:p>
          </table:table-cell>
          <table:table-cell table:style-name="ce1" table:formula="of:=MAX([.AA7];[.AB8])+[.K7]" office:value-type="float" office:value="786" calcext:value-type="float">
            <text:p>786</text:p>
          </table:table-cell>
          <table:table-cell table:style-name="ce1" table:formula="of:=MAX([.AB7];[.AC8])+[.L7]" office:value-type="float" office:value="796" calcext:value-type="float">
            <text:p>796</text:p>
          </table:table-cell>
          <table:table-cell table:style-name="ce1" table:formula="of:=MAX([.AC7];[.AD8])+[.M7]" office:value-type="float" office:value="825" calcext:value-type="float">
            <text:p>825</text:p>
          </table:table-cell>
          <table:table-cell table:style-name="ce1" table:formula="of:=MAX([.AD7];[.AE8])+[.N7]" office:value-type="float" office:value="807" calcext:value-type="float">
            <text:p>807</text:p>
          </table:table-cell>
          <table:table-cell table:style-name="ce1" table:formula="of:=MAX([.AE7];[.AF8])+[.O7]" office:value-type="float" office:value="814" calcext:value-type="float">
            <text:p>814</text:p>
          </table:table-cell>
          <table:table-cell table:number-columns-repeated="3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93" calcext:value-type="float">
            <text:p>-93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44" calcext:value-type="float">
            <text:p>-4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-79" calcext:value-type="float">
            <text:p>-7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1" table:formula="of:=[.A8]+[.R9]" office:value-type="float" office:value="81" calcext:value-type="float">
            <text:p>81</text:p>
          </table:table-cell>
          <table:table-cell table:style-name="ce1" table:formula="of:=MAX([.R8];[.S9])+[.B8]" office:value-type="float" office:value="128" calcext:value-type="float">
            <text:p>128</text:p>
          </table:table-cell>
          <table:table-cell table:style-name="ce1" table:formula="of:=MAX([.S8];[.T9])+[.C8]" office:value-type="float" office:value="217" calcext:value-type="float">
            <text:p>217</text:p>
          </table:table-cell>
          <table:table-cell table:style-name="ce1" table:formula="of:=MAX([.T8];[.U9])+[.D8]" office:value-type="float" office:value="267" calcext:value-type="float">
            <text:p>267</text:p>
          </table:table-cell>
          <table:table-cell table:style-name="ce1" table:formula="of:=MAX([.U8];[.V9])+[.E8]" office:value-type="float" office:value="174" calcext:value-type="float">
            <text:p>174</text:p>
          </table:table-cell>
          <table:table-cell table:style-name="ce1" table:formula="of:=MAX([.V8];[.W9])+[.F8]" office:value-type="float" office:value="129" calcext:value-type="float">
            <text:p>129</text:p>
          </table:table-cell>
          <table:table-cell table:style-name="ce1" table:formula="of:=MAX([.W8];[.X9])+[.G8]" office:value-type="float" office:value="445" calcext:value-type="float">
            <text:p>445</text:p>
          </table:table-cell>
          <table:table-cell table:style-name="ce1" table:formula="of:=MAX([.X8];[.Y9])+[.H8]" office:value-type="float" office:value="389" calcext:value-type="float">
            <text:p>389</text:p>
          </table:table-cell>
          <table:table-cell table:style-name="ce1" table:formula="of:=MAX([.Y8];[.Z9])+[.I8]" office:value-type="float" office:value="371" calcext:value-type="float">
            <text:p>371</text:p>
          </table:table-cell>
          <table:table-cell table:style-name="ce1" table:formula="of:=MAX([.Z8];[.AA9])+[.J8]" office:value-type="float" office:value="678" calcext:value-type="float">
            <text:p>678</text:p>
          </table:table-cell>
          <table:table-cell table:style-name="ce1" table:formula="of:=MAX([.AA8];[.AB9])+[.K8]" office:value-type="float" office:value="700" calcext:value-type="float">
            <text:p>700</text:p>
          </table:table-cell>
          <table:table-cell table:style-name="ce1" table:formula="of:=MAX([.AB8];[.AC9])+[.L8]" office:value-type="float" office:value="722" calcext:value-type="float">
            <text:p>722</text:p>
          </table:table-cell>
          <table:table-cell table:style-name="ce1" table:formula="of:=MAX([.AC8];[.AD9])+[.M8]" office:value-type="float" office:value="770" calcext:value-type="float">
            <text:p>770</text:p>
          </table:table-cell>
          <table:table-cell table:style-name="ce1" table:formula="of:=MAX([.AD8];[.AE9])+[.N8]" office:value-type="float" office:value="691" calcext:value-type="float">
            <text:p>691</text:p>
          </table:table-cell>
          <table:table-cell table:style-name="ce1" table:formula="of:=MAX([.AE8];[.AF9])+[.O8]" office:value-type="float" office:value="837" calcext:value-type="float">
            <text:p>837</text:p>
          </table:table-cell>
          <table:table-cell table:number-columns-repeated="3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-95" calcext:value-type="float">
            <text:p>-9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/>
          <table:table-cell table:style-name="ce1" table:formula="of:=[.A9]+[.R10]" office:value-type="float" office:value="65" calcext:value-type="float">
            <text:p>65</text:p>
          </table:table-cell>
          <table:table-cell table:style-name="ce1" table:formula="of:=MAX([.R9];[.S10])+[.B9]" office:value-type="float" office:value="66" calcext:value-type="float">
            <text:p>66</text:p>
          </table:table-cell>
          <table:table-cell table:style-name="ce1" table:formula="of:=MAX([.S9];[.T10])+[.C9]" office:value-type="float" office:value="128" calcext:value-type="float">
            <text:p>128</text:p>
          </table:table-cell>
          <table:table-cell table:style-name="ce1" table:formula="of:=MAX([.T9];[.U10])+[.D9]" office:value-type="float" office:value="94" calcext:value-type="float">
            <text:p>94</text:p>
          </table:table-cell>
          <table:table-cell table:style-name="ce1" table:formula="of:=MAX([.U9];[.V10])+[.E9]" office:value-type="float" office:value="222" calcext:value-type="float">
            <text:p>222</text:p>
          </table:table-cell>
          <table:table-cell table:style-name="ce1" table:formula="of:=MAX([.V9];[.W10])+[.F9]" office:value-type="float" office:value="209" calcext:value-type="float">
            <text:p>209</text:p>
          </table:table-cell>
          <table:table-cell table:style-name="ce1" table:formula="of:=MAX([.W9];[.X10])+[.G9]" office:value-type="float" office:value="444" calcext:value-type="float">
            <text:p>444</text:p>
          </table:table-cell>
          <table:table-cell table:style-name="ce1" table:formula="of:=MAX([.X9];[.Y10])+[.H9]" office:value-type="float" office:value="424" calcext:value-type="float">
            <text:p>424</text:p>
          </table:table-cell>
          <table:table-cell table:style-name="ce1" table:formula="of:=MAX([.Y9];[.Z10])+[.I9]" office:value-type="float" office:value="415" calcext:value-type="float">
            <text:p>415</text:p>
          </table:table-cell>
          <table:table-cell table:style-name="ce1" table:formula="of:=MAX([.Z9];[.AA10])+[.J9]" office:value-type="float" office:value="636" calcext:value-type="float">
            <text:p>636</text:p>
          </table:table-cell>
          <table:table-cell table:style-name="ce1" table:formula="of:=MAX([.AA9];[.AB10])+[.K9]" office:value-type="float" office:value="615" calcext:value-type="float">
            <text:p>615</text:p>
          </table:table-cell>
          <table:table-cell table:style-name="ce1" table:formula="of:=MAX([.AB9];[.AC10])+[.L9]" office:value-type="float" office:value="520" calcext:value-type="float">
            <text:p>520</text:p>
          </table:table-cell>
          <table:table-cell table:style-name="ce1" table:formula="of:=MAX([.AC9];[.AD10])+[.M9]" office:value-type="float" office:value="652" calcext:value-type="float">
            <text:p>652</text:p>
          </table:table-cell>
          <table:table-cell table:style-name="ce1" table:formula="of:=MAX([.AD9];[.AE10])+[.N9]" office:value-type="float" office:value="763" calcext:value-type="float">
            <text:p>763</text:p>
          </table:table-cell>
          <table:table-cell table:style-name="ce1" table:formula="of:=MAX([.AE9];[.AF10])+[.O9]" office:value-type="float" office:value="814" calcext:value-type="float">
            <text:p>814</text:p>
          </table:table-cell>
          <table:table-cell table:number-columns-repeated="3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-38" calcext:value-type="float">
            <text:p>-38</text:p>
          </table:table-cell>
          <table:table-cell table:number-columns-repeated="2"/>
          <table:table-cell table:style-name="ce1" table:formula="of:=[.A10]+[.R11]" office:value-type="float" office:value="25" calcext:value-type="float">
            <text:p>25</text:p>
          </table:table-cell>
          <table:table-cell table:style-name="ce1" table:formula="of:=MAX([.R10];[.S11])+[.B10]" office:value-type="float" office:value="155" calcext:value-type="float">
            <text:p>155</text:p>
          </table:table-cell>
          <table:table-cell table:style-name="ce1" table:formula="of:=MAX([.S10];[.T11])+[.C10]" office:value-type="float" office:value="78" calcext:value-type="float">
            <text:p>78</text:p>
          </table:table-cell>
          <table:table-cell table:style-name="ce1" table:formula="of:=MAX([.T10];[.U11])+[.D10]" office:value-type="float" office:value="38" calcext:value-type="float">
            <text:p>38</text:p>
          </table:table-cell>
          <table:table-cell table:style-name="ce1" table:formula="of:=MAX([.U10];[.V11])+[.E10]" office:value-type="float" office:value="132" calcext:value-type="float">
            <text:p>132</text:p>
          </table:table-cell>
          <table:table-cell table:style-name="ce1" table:formula="of:=MAX([.V10];[.W11])+[.F10]" office:value-type="float" office:value="299" calcext:value-type="float">
            <text:p>299</text:p>
          </table:table-cell>
          <table:table-cell table:style-name="ce1" table:formula="of:=MAX([.W10];[.X11])+[.G10]" office:value-type="float" office:value="365" calcext:value-type="float">
            <text:p>365</text:p>
          </table:table-cell>
          <table:table-cell table:style-name="ce1" table:formula="of:=MAX([.X10];[.Y11])+[.H10]" office:value-type="float" office:value="418" calcext:value-type="float">
            <text:p>418</text:p>
          </table:table-cell>
          <table:table-cell table:style-name="ce1" table:formula="of:=MAX([.Y10];[.Z11])+[.I10]" office:value-type="float" office:value="480" calcext:value-type="float">
            <text:p>480</text:p>
          </table:table-cell>
          <table:table-cell table:style-name="ce1" table:formula="of:=MAX([.Z10];[.AA11])+[.J10]" office:value-type="float" office:value="555" calcext:value-type="float">
            <text:p>555</text:p>
          </table:table-cell>
          <table:table-cell table:style-name="ce1" table:formula="of:=MAX([.AA10];[.AB11])+[.K10]" office:value-type="float" office:value="594" calcext:value-type="float">
            <text:p>594</text:p>
          </table:table-cell>
          <table:table-cell table:style-name="ce1" table:formula="of:=MAX([.AB10];[.AC11])+[.L10]" office:value-type="float" office:value="606" calcext:value-type="float">
            <text:p>606</text:p>
          </table:table-cell>
          <table:table-cell table:style-name="ce1" table:formula="of:=MAX([.AC10];[.AD11])+[.M10]" office:value-type="float" office:value="597" calcext:value-type="float">
            <text:p>597</text:p>
          </table:table-cell>
          <table:table-cell table:style-name="ce1" table:formula="of:=MAX([.AD10];[.AE11])+[.N10]" office:value-type="float" office:value="675" calcext:value-type="float">
            <text:p>675</text:p>
          </table:table-cell>
          <table:table-cell table:style-name="ce1" table:formula="of:=MAX([.AE10];[.AF11])+[.O10]" office:value-type="float" office:value="637" calcext:value-type="float">
            <text:p>637</text:p>
          </table:table-cell>
          <table:table-cell table:number-columns-repeated="3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-37" calcext:value-type="float">
            <text:p>-37</text:p>
          </table:table-cell>
          <table:table-cell table:style-name="ce1" office:value-type="float" office:value="-41" calcext:value-type="float">
            <text:p>-4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-32" calcext:value-type="float">
            <text:p>-3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49" calcext:value-type="float">
            <text:p>-49</text:p>
          </table:table-cell>
          <table:table-cell table:number-columns-repeated="2"/>
          <table:table-cell table:style-name="ce1" table:formula="of:=[.A11]+[.R12]" office:value-type="float" office:value="20" calcext:value-type="float">
            <text:p>20</text:p>
          </table:table-cell>
          <table:table-cell table:style-name="ce1" table:formula="of:=MAX([.R11];[.S12])+[.B11]" office:value-type="float" office:value="83" calcext:value-type="float">
            <text:p>83</text:p>
          </table:table-cell>
          <table:table-cell table:style-name="ce1" table:formula="of:=MAX([.S11];[.T12])+[.C11]" office:value-type="float" office:value="17" calcext:value-type="float">
            <text:p>17</text:p>
          </table:table-cell>
          <table:table-cell table:style-name="ce1" table:formula="of:=MAX([.T11];[.U12])+[.D11]" office:value-type="float" office:value="71" calcext:value-type="float">
            <text:p>71</text:p>
          </table:table-cell>
          <table:table-cell table:style-name="ce1" table:formula="of:=MAX([.U11];[.V12])+[.E11]" office:value-type="float" office:value="73" calcext:value-type="float">
            <text:p>73</text:p>
          </table:table-cell>
          <table:table-cell table:style-name="ce1" table:formula="of:=MAX([.V11];[.W12])+[.F11]" office:value-type="float" office:value="253" calcext:value-type="float">
            <text:p>253</text:p>
          </table:table-cell>
          <table:table-cell table:style-name="ce1" table:formula="of:=MAX([.W11];[.X12])+[.G11]" office:value-type="float" office:value="350" calcext:value-type="float">
            <text:p>350</text:p>
          </table:table-cell>
          <table:table-cell table:style-name="ce1" table:formula="of:=MAX([.X11];[.Y12])+[.H11]" office:value-type="float" office:value="313" calcext:value-type="float">
            <text:p>313</text:p>
          </table:table-cell>
          <table:table-cell table:style-name="ce1" table:formula="of:=MAX([.Y11];[.Z12])+[.I11]" office:value-type="float" office:value="272" calcext:value-type="float">
            <text:p>272</text:p>
          </table:table-cell>
          <table:table-cell table:style-name="ce1" table:formula="of:=MAX([.Z11];[.AA12])+[.J11]" office:value-type="float" office:value="425" calcext:value-type="float">
            <text:p>425</text:p>
          </table:table-cell>
          <table:table-cell table:style-name="ce1" table:formula="of:=MAX([.AA11];[.AB12])+[.K11]" office:value-type="float" office:value="393" calcext:value-type="float">
            <text:p>393</text:p>
          </table:table-cell>
          <table:table-cell table:style-name="ce1" table:formula="of:=MAX([.AB11];[.AC12])+[.L11]" office:value-type="float" office:value="492" calcext:value-type="float">
            <text:p>492</text:p>
          </table:table-cell>
          <table:table-cell table:style-name="ce1" table:formula="of:=MAX([.AC11];[.AD12])+[.M11]" office:value-type="float" office:value="546" calcext:value-type="float">
            <text:p>546</text:p>
          </table:table-cell>
          <table:table-cell table:style-name="ce1" table:formula="of:=MAX([.AD11];[.AE12])+[.N11]" office:value-type="float" office:value="566" calcext:value-type="float">
            <text:p>566</text:p>
          </table:table-cell>
          <table:table-cell table:style-name="ce1" table:formula="of:=MAX([.AE11];[.AF12])+[.O11]" office:value-type="float" office:value="517" calcext:value-type="float">
            <text:p>517</text:p>
          </table:table-cell>
          <table:table-cell table:number-columns-repeated="32"/>
        </table:table-row>
        <table:table-row table:style-name="ro1"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41" calcext:value-type="float">
            <text:p>-4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92" calcext:value-type="float">
            <text:p>-92</text:p>
          </table:table-cell>
          <table:table-cell table:number-columns-repeated="2"/>
          <table:table-cell table:style-name="ce1" table:formula="of:=[.A12]+[.R13]" office:value-type="float" office:value="-5" calcext:value-type="float">
            <text:p>-5</text:p>
          </table:table-cell>
          <table:table-cell table:style-name="ce1" table:formula="of:=MAX([.R12];[.S13])+[.B12]" office:value-type="float" office:value="82" calcext:value-type="float">
            <text:p>82</text:p>
          </table:table-cell>
          <table:table-cell table:style-name="ce1" table:formula="of:=MAX([.S12];[.T13])+[.C12]" office:value-type="float" office:value="63" calcext:value-type="float">
            <text:p>63</text:p>
          </table:table-cell>
          <table:table-cell table:style-name="ce1" table:formula="of:=MAX([.T12];[.U13])+[.D12]" office:value-type="float" office:value="126" calcext:value-type="float">
            <text:p>126</text:p>
          </table:table-cell>
          <table:table-cell table:style-name="ce1" table:formula="of:=MAX([.U12];[.V13])+[.E12]" office:value-type="float" office:value="131" calcext:value-type="float">
            <text:p>131</text:p>
          </table:table-cell>
          <table:table-cell table:style-name="ce1" table:formula="of:=MAX([.V12];[.W13])+[.F12]" office:value-type="float" office:value="231" calcext:value-type="float">
            <text:p>231</text:p>
          </table:table-cell>
          <table:table-cell table:style-name="ce1" table:formula="of:=MAX([.W12];[.X13])+[.G12]" office:value-type="float" office:value="220" calcext:value-type="float">
            <text:p>220</text:p>
          </table:table-cell>
          <table:table-cell table:style-name="ce1" table:formula="of:=MAX([.X12];[.Y13])+[.H12]" office:value-type="float" office:value="164" calcext:value-type="float">
            <text:p>164</text:p>
          </table:table-cell>
          <table:table-cell table:style-name="ce1" table:formula="of:=MAX([.Y12];[.Z13])+[.I12]" office:value-type="float" office:value="246" calcext:value-type="float">
            <text:p>246</text:p>
          </table:table-cell>
          <table:table-cell table:style-name="ce1" table:formula="of:=MAX([.Z12];[.AA13])+[.J12]" office:value-type="float" office:value="353" calcext:value-type="float">
            <text:p>353</text:p>
          </table:table-cell>
          <table:table-cell table:style-name="ce1" table:formula="of:=MAX([.AA12];[.AB13])+[.K12]" office:value-type="float" office:value="317" calcext:value-type="float">
            <text:p>317</text:p>
          </table:table-cell>
          <table:table-cell table:style-name="ce1" table:formula="of:=MAX([.AB12];[.AC13])+[.L12]" office:value-type="float" office:value="306" calcext:value-type="float">
            <text:p>306</text:p>
          </table:table-cell>
          <table:table-cell table:style-name="ce1" table:formula="of:=MAX([.AC12];[.AD13])+[.M12]" office:value-type="float" office:value="337" calcext:value-type="float">
            <text:p>337</text:p>
          </table:table-cell>
          <table:table-cell table:style-name="ce1" table:formula="of:=MAX([.AD12];[.AE13])+[.N12]" office:value-type="float" office:value="377" calcext:value-type="float">
            <text:p>377</text:p>
          </table:table-cell>
          <table:table-cell table:style-name="ce1" table:formula="of:=MAX([.AE12];[.AF13])+[.O12]" office:value-type="float" office:value="285" calcext:value-type="float">
            <text:p>285</text:p>
          </table:table-cell>
          <table:table-cell table:number-columns-repeated="3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  <table:table-cell table:style-name="ce1" table:formula="of:=[.A13]+[.R14]" office:value-type="float" office:value="84" calcext:value-type="float">
            <text:p>84</text:p>
          </table:table-cell>
          <table:table-cell table:style-name="ce1" table:formula="of:=MAX([.R13];[.S14])+[.B13]" office:value-type="float" office:value="63" calcext:value-type="float">
            <text:p>63</text:p>
          </table:table-cell>
          <table:table-cell table:style-name="ce1" table:formula="of:=MAX([.S13];[.T14])+[.C13]" office:value-type="float" office:value="103" calcext:value-type="float">
            <text:p>103</text:p>
          </table:table-cell>
          <table:table-cell table:style-name="ce1" table:formula="of:=MAX([.T13];[.U14])+[.D13]" office:value-type="float" office:value="100" calcext:value-type="float">
            <text:p>100</text:p>
          </table:table-cell>
          <table:table-cell table:style-name="ce1" table:formula="of:=MAX([.U13];[.V14])+[.E13]" office:value-type="float" office:value="154" calcext:value-type="float">
            <text:p>154</text:p>
          </table:table-cell>
          <table:table-cell table:style-name="ce1" table:formula="of:=MAX([.V13];[.W14])+[.F13]" office:value-type="float" office:value="126" calcext:value-type="float">
            <text:p>126</text:p>
          </table:table-cell>
          <table:table-cell table:style-name="ce1" table:formula="of:=MAX([.W13];[.X14])+[.G13]" office:value-type="float" office:value="201" calcext:value-type="float">
            <text:p>201</text:p>
          </table:table-cell>
          <table:table-cell table:style-name="ce1" table:formula="of:=MAX([.X13];[.Y14])+[.H13]" office:value-type="float" office:value="219" calcext:value-type="float">
            <text:p>219</text:p>
          </table:table-cell>
          <table:table-cell table:style-name="ce1" table:formula="of:=MAX([.Y13];[.Z14])+[.I13]" office:value-type="float" office:value="287" calcext:value-type="float">
            <text:p>287</text:p>
          </table:table-cell>
          <table:table-cell table:style-name="ce1" table:formula="of:=MAX([.Z13];[.AA14])+[.J13]" office:value-type="float" office:value="325" calcext:value-type="float">
            <text:p>325</text:p>
          </table:table-cell>
          <table:table-cell table:style-name="ce1" table:formula="of:=MAX([.AA13];[.AB14])+[.K13]" office:value-type="float" office:value="233" calcext:value-type="float">
            <text:p>233</text:p>
          </table:table-cell>
          <table:table-cell table:style-name="ce1" table:formula="of:=MAX([.AB13];[.AC14])+[.L13]" office:value-type="float" office:value="287" calcext:value-type="float">
            <text:p>287</text:p>
          </table:table-cell>
          <table:table-cell table:style-name="ce1" table:formula="of:=MAX([.AC13];[.AD14])+[.M13]" office:value-type="float" office:value="284" calcext:value-type="float">
            <text:p>284</text:p>
          </table:table-cell>
          <table:table-cell table:style-name="ce1" table:formula="of:=MAX([.AD13];[.AE14])+[.N13]" office:value-type="float" office:value="263" calcext:value-type="float">
            <text:p>263</text:p>
          </table:table-cell>
          <table:table-cell table:style-name="ce1" table:formula="of:=MAX([.AE13];[.AF14])+[.O13]" office:value-type="float" office:value="299" calcext:value-type="float">
            <text:p>299</text:p>
          </table:table-cell>
          <table:table-cell table:number-columns-repeated="32"/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65" calcext:value-type="float">
            <text:p>-65</text:p>
          </table:table-cell>
          <table:table-cell table:style-name="ce1" office:value-type="float" office:value="-67" calcext:value-type="float">
            <text:p>-6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-42" calcext:value-type="float">
            <text:p>-42</text:p>
          </table:table-cell>
          <table:table-cell table:style-name="ce1" office:value-type="float" office:value="-69" calcext:value-type="float">
            <text:p>-69</text:p>
          </table:table-cell>
          <table:table-cell table:number-columns-repeated="2"/>
          <table:table-cell table:style-name="ce1" table:formula="of:=[.A14]+[.R15]" office:value-type="float" office:value="75" calcext:value-type="float">
            <text:p>75</text:p>
          </table:table-cell>
          <table:table-cell table:style-name="ce1" table:formula="of:=MAX([.R14];[.S15])+[.B14]" office:value-type="float" office:value="133" calcext:value-type="float">
            <text:p>133</text:p>
          </table:table-cell>
          <table:table-cell table:style-name="ce1" table:formula="of:=MAX([.S14];[.T15])+[.C14]" office:value-type="float" office:value="67" calcext:value-type="float">
            <text:p>67</text:p>
          </table:table-cell>
          <table:table-cell table:style-name="ce1" table:formula="of:=MAX([.T14];[.U15])+[.D14]" office:value-type="float" office:value="47" calcext:value-type="float">
            <text:p>47</text:p>
          </table:table-cell>
          <table:table-cell table:style-name="ce1" table:formula="of:=MAX([.U14];[.V15])+[.E14]" office:value-type="float" office:value="-18" calcext:value-type="float">
            <text:p>-18</text:p>
          </table:table-cell>
          <table:table-cell table:style-name="ce1" table:formula="of:=MAX([.V14];[.W15])+[.F14]" office:value-type="float" office:value="-85" calcext:value-type="float">
            <text:p>-85</text:p>
          </table:table-cell>
          <table:table-cell table:style-name="ce1" table:formula="of:=MAX([.W14];[.X15])+[.G14]" office:value-type="float" office:value="43" calcext:value-type="float">
            <text:p>43</text:p>
          </table:table-cell>
          <table:table-cell table:style-name="ce1" table:formula="of:=MAX([.X14];[.Y15])+[.H14]" office:value-type="float" office:value="72" calcext:value-type="float">
            <text:p>72</text:p>
          </table:table-cell>
          <table:table-cell table:style-name="ce1" table:formula="of:=MAX([.Y14];[.Z15])+[.I14]" office:value-type="float" office:value="41" calcext:value-type="float">
            <text:p>41</text:p>
          </table:table-cell>
          <table:table-cell table:style-name="ce1" table:formula="of:=MAX([.Z14];[.AA15])+[.J14]" office:value-type="float" office:value="83" calcext:value-type="float">
            <text:p>83</text:p>
          </table:table-cell>
          <table:table-cell table:style-name="ce1" table:formula="of:=MAX([.AA14];[.AB15])+[.K14]" office:value-type="float" office:value="138" calcext:value-type="float">
            <text:p>138</text:p>
          </table:table-cell>
          <table:table-cell table:style-name="ce1" table:formula="of:=MAX([.AB14];[.AC15])+[.L14]" office:value-type="float" office:value="176" calcext:value-type="float">
            <text:p>176</text:p>
          </table:table-cell>
          <table:table-cell table:style-name="ce1" table:formula="of:=MAX([.AC14];[.AD15])+[.M14]" office:value-type="float" office:value="269" calcext:value-type="float">
            <text:p>269</text:p>
          </table:table-cell>
          <table:table-cell table:style-name="ce1" table:formula="of:=MAX([.AD14];[.AE15])+[.N14]" office:value-type="float" office:value="227" calcext:value-type="float">
            <text:p>227</text:p>
          </table:table-cell>
          <table:table-cell table:style-name="ce1" table:formula="of:=MAX([.AE14];[.AF15])+[.O14]" office:value-type="float" office:value="158" calcext:value-type="float">
            <text:p>158</text:p>
          </table:table-cell>
          <table:table-cell table:number-columns-repeated="3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  <table:table-cell table:style-name="ce2" office:value-type="float" office:value="85" calcext:value-type="float">
            <text:p>85</text:p>
          </table:table-cell>
          <table:table-cell table:style-name="ce1" table:formula="of:=[.R15]+[.B15]" office:value-type="float" office:value="-2" calcext:value-type="float">
            <text:p>-2</text:p>
          </table:table-cell>
          <table:table-cell table:style-name="ce1" table:formula="of:=[.S15]+[.C15]" office:value-type="float" office:value="33" calcext:value-type="float">
            <text:p>33</text:p>
          </table:table-cell>
          <table:table-cell table:style-name="ce1" table:formula="of:=[.T15]+[.D15]" office:value-type="float" office:value="39" calcext:value-type="float">
            <text:p>39</text:p>
          </table:table-cell>
          <table:table-cell table:style-name="ce1" table:formula="of:=[.U15]+[.E15]" office:value-type="float" office:value="-11" calcext:value-type="float">
            <text:p>-11</text:p>
          </table:table-cell>
          <table:table-cell table:style-name="ce1" table:formula="of:=[.V15]+[.F15]" office:value-type="float" office:value="-22" calcext:value-type="float">
            <text:p>-22</text:p>
          </table:table-cell>
          <table:table-cell table:style-name="ce1" table:formula="of:=[.W15]+[.G15]" office:value-type="float" office:value="-10" calcext:value-type="float">
            <text:p>-10</text:p>
          </table:table-cell>
          <table:table-cell table:style-name="ce1" table:formula="of:=[.X15]+[.H15]" office:value-type="float" office:value="-14" calcext:value-type="float">
            <text:p>-14</text:p>
          </table:table-cell>
          <table:table-cell table:style-name="ce1" table:formula="of:=[.Y15]+[.I15]" office:value-type="float" office:value="-15" calcext:value-type="float">
            <text:p>-15</text:p>
          </table:table-cell>
          <table:table-cell table:style-name="ce1" table:formula="of:=[.Z15]+[.J15]" office:value-type="float" office:value="-25" calcext:value-type="float">
            <text:p>-25</text:p>
          </table:table-cell>
          <table:table-cell table:style-name="ce1" table:formula="of:=[.AA15]+[.K15]" office:value-type="float" office:value="-21" calcext:value-type="float">
            <text:p>-21</text:p>
          </table:table-cell>
          <table:table-cell table:style-name="ce1" table:formula="of:=[.AB15]+[.L15]" office:value-type="float" office:value="-103" calcext:value-type="float">
            <text:p>-103</text:p>
          </table:table-cell>
          <table:table-cell table:style-name="ce1" table:formula="of:=[.AC15]+[.M15]" office:value-type="float" office:value="-78" calcext:value-type="float">
            <text:p>-78</text:p>
          </table:table-cell>
          <table:table-cell table:style-name="ce1" table:formula="of:=[.AD15]+[.N15]" office:value-type="float" office:value="-54" calcext:value-type="float">
            <text:p>-54</text:p>
          </table:table-cell>
          <table:table-cell table:style-name="ce1" table:formula="of:=[.AE15]+[.O15]" office:value-type="float" office:value="-15" calcext:value-type="float">
            <text:p>-15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table:style-name="ce1" table:formula="of:=IF([.A19]&gt;-1;[.A1]+[.A19];-999*999)" office:value-type="float" office:value="-998001" calcext:value-type="float">
            <text:p>-998001</text:p>
          </table:table-cell>
          <table:table-cell table:style-name="ce1" table:formula="of:=MAX(IF([.B19]&gt;-1;[.B1]+[.B19];-999*999);IF([.A18]&gt;-1;[.A18]+[.B1];-999*999))" office:value-type="float" office:value="44" calcext:value-type="float">
            <text:p>44</text:p>
          </table:table-cell>
          <table:table-cell table:style-name="ce1" table:formula="of:=MAX(IF([.C19]&gt;-1;[.C1]+[.C19];-999*999);IF([.B18]&gt;-1;[.B18]+[.C1];-999*999))" office:value-type="float" office:value="260" calcext:value-type="float">
            <text:p>260</text:p>
          </table:table-cell>
          <table:table-cell table:style-name="ce1" table:formula="of:=MAX(IF([.D19]&gt;-1;[.D1]+[.D19];-999*999);IF([.C18]&gt;-1;[.C18]+[.D1];-999*999))" office:value-type="float" office:value="368" calcext:value-type="float">
            <text:p>368</text:p>
          </table:table-cell>
          <table:table-cell table:style-name="ce1" table:formula="of:=MAX(IF([.E19]&gt;-1;[.E1]+[.E19];-999*999);IF([.D18]&gt;-1;[.D18]+[.E1];-999*999))" office:value-type="float" office:value="496" calcext:value-type="float">
            <text:p>496</text:p>
          </table:table-cell>
          <table:table-cell table:style-name="ce1" table:formula="of:=MAX(IF([.F19]&gt;-1;[.F1]+[.F19];-999*999);IF([.E18]&gt;-1;[.E18]+[.F1];-999*999))" office:value-type="float" office:value="400" calcext:value-type="float">
            <text:p>400</text:p>
          </table:table-cell>
          <table:table-cell table:style-name="ce1" table:formula="of:=MAX(IF([.G19]&gt;-1;[.G1]+[.G19];-999*999);IF([.F18]&gt;-1;[.F18]+[.G1];-999*999))" office:value-type="float" office:value="507" calcext:value-type="float">
            <text:p>507</text:p>
          </table:table-cell>
          <table:table-cell table:style-name="ce1" table:formula="of:=MAX(IF([.H19]&gt;-1;[.H1]+[.H19];-999*999);IF([.G18]&gt;-1;[.G18]+[.H1];-999*999))" office:value-type="float" office:value="633" calcext:value-type="float">
            <text:p>633</text:p>
          </table:table-cell>
          <table:table-cell table:style-name="ce1" table:formula="of:=MAX(IF([.I19]&gt;-1;[.I1]+[.I19];-999*999);IF([.H18]&gt;-1;[.H18]+[.I1];-999*999))" office:value-type="float" office:value="732" calcext:value-type="float">
            <text:p>732</text:p>
          </table:table-cell>
          <table:table-cell table:style-name="ce1" table:formula="of:=MAX(IF([.J19]&gt;-1;[.J1]+[.J19];-999*999);IF([.I18]&gt;-1;[.I18]+[.J1];-999*999))" office:value-type="float" office:value="811" calcext:value-type="float">
            <text:p>811</text:p>
          </table:table-cell>
          <table:table-cell table:style-name="ce1" table:formula="of:=MAX(IF([.K19]&gt;-1;[.K1]+[.K19];-999*999);IF([.J18]&gt;-1;[.J18]+[.K1];-999*999))" office:value-type="float" office:value="837" calcext:value-type="float">
            <text:p>837</text:p>
          </table:table-cell>
          <table:table-cell table:style-name="ce1" table:formula="of:=MAX(IF([.L19]&gt;-1;[.L1]+[.L19];-999*999);IF([.K18]&gt;-1;[.K18]+[.L1];-999*999))" office:value-type="float" office:value="900" calcext:value-type="float">
            <text:p>900</text:p>
          </table:table-cell>
          <table:table-cell table:style-name="ce1" table:formula="of:=MAX(IF([.M19]&gt;-1;[.M1]+[.M19];-999*999);IF([.L18]&gt;-1;[.L18]+[.M1];-999*999))" office:value-type="float" office:value="1089" calcext:value-type="float">
            <text:p>1089</text:p>
          </table:table-cell>
          <table:table-cell table:style-name="ce1" table:formula="of:=MAX(IF([.N19]&gt;-1;[.N1]+[.N19];-999*999);IF([.M18]&gt;-1;[.M18]+[.N1];-999*999))" office:value-type="float" office:value="1092" calcext:value-type="float">
            <text:p>1092</text:p>
          </table:table-cell>
          <table:table-cell table:style-name="ce1" table:formula="of:=MAX(IF([.O19]&gt;-1;[.O1]+[.O19];-999*999);IF([.N18]&gt;-1;[.N18]+[.O1];-999*999))" office:value-type="float" office:value="1163" calcext:value-type="float">
            <text:p>1163</text:p>
          </table:table-cell>
          <table:table-cell/>
          <table:table-cell table:style-name="ce3" office:value-type="float" office:value="1163" calcext:value-type="float">
            <text:p>1163</text:p>
          </table:table-cell>
          <table:table-cell table:number-columns-repeated="47"/>
        </table:table-row>
        <table:table-row table:style-name="ro1">
          <table:table-cell table:style-name="ce1" table:formula="of:=IF([.A20]&gt;-1;[.A2]+[.A20];-999*999)" office:value-type="float" office:value="-998001" calcext:value-type="float">
            <text:p>-998001</text:p>
          </table:table-cell>
          <table:table-cell table:style-name="ce1" table:formula="of:=MAX(IF([.B20]&gt;-1;[.B2]+[.B20];-999*999);IF([.A19]&gt;-1;[.A19]+[.B2];-999*999))" office:value-type="float" office:value="104" calcext:value-type="float">
            <text:p>104</text:p>
          </table:table-cell>
          <table:table-cell table:style-name="ce1" table:formula="of:=MAX(IF([.C20]&gt;-1;[.C2]+[.C20];-999*999);IF([.B19]&gt;-1;[.B19]+[.C2];-999*999))" office:value-type="float" office:value="261" calcext:value-type="float">
            <text:p>261</text:p>
          </table:table-cell>
          <table:table-cell table:style-name="ce1" table:formula="of:=MAX(IF([.D20]&gt;-1;[.D2]+[.D20];-999*999);IF([.C19]&gt;-1;[.C19]+[.D2];-999*999))" office:value-type="float" office:value="450" calcext:value-type="float">
            <text:p>450</text:p>
          </table:table-cell>
          <table:table-cell table:style-name="ce1" table:formula="of:=MAX(IF([.E20]&gt;-1;[.E2]+[.E20];-999*999);IF([.D19]&gt;-1;[.D19]+[.E2];-999*999))" office:value-type="float" office:value="499" calcext:value-type="float">
            <text:p>499</text:p>
          </table:table-cell>
          <table:table-cell table:style-name="ce1" table:formula="of:=MAX(IF([.F20]&gt;-1;[.F2]+[.F20];-999*999);IF([.E19]&gt;-1;[.E19]+[.F2];-999*999))" office:value-type="float" office:value="426" calcext:value-type="float">
            <text:p>426</text:p>
          </table:table-cell>
          <table:table-cell table:style-name="ce1" table:formula="of:=MAX(IF([.G20]&gt;-1;[.G2]+[.G20];-999*999);IF([.F19]&gt;-1;[.F19]+[.G2];-999*999))" office:value-type="float" office:value="503" calcext:value-type="float">
            <text:p>503</text:p>
          </table:table-cell>
          <table:table-cell table:style-name="ce1" table:formula="of:=MAX(IF([.H20]&gt;-1;[.H2]+[.H20];-999*999);IF([.G19]&gt;-1;[.G19]+[.H2];-999*999))" office:value-type="float" office:value="555" calcext:value-type="float">
            <text:p>555</text:p>
          </table:table-cell>
          <table:table-cell table:style-name="ce1" table:formula="of:=MAX(IF([.I20]&gt;-1;[.I2]+[.I20];-999*999);IF([.H19]&gt;-1;[.H19]+[.I2];-999*999))" office:value-type="float" office:value="663" calcext:value-type="float">
            <text:p>663</text:p>
          </table:table-cell>
          <table:table-cell table:style-name="ce1" table:formula="of:=MAX(IF([.J20]&gt;-1;[.J2]+[.J20];-999*999);IF([.I19]&gt;-1;[.I19]+[.J2];-999*999))" office:value-type="float" office:value="782" calcext:value-type="float">
            <text:p>782</text:p>
          </table:table-cell>
          <table:table-cell table:style-name="ce1" table:formula="of:=MAX(IF([.K20]&gt;-1;[.K2]+[.K20];-999*999);IF([.J19]&gt;-1;[.J19]+[.K2];-999*999))" office:value-type="float" office:value="847" calcext:value-type="float">
            <text:p>847</text:p>
          </table:table-cell>
          <table:table-cell table:style-name="ce1" table:formula="of:=MAX(IF([.L20]&gt;-1;[.L2]+[.L20];-999*999);IF([.K19]&gt;-1;[.K19]+[.L2];-999*999))" office:value-type="float" office:value="895" calcext:value-type="float">
            <text:p>895</text:p>
          </table:table-cell>
          <table:table-cell table:style-name="ce1" table:formula="of:=MAX(IF([.M20]&gt;-1;[.M2]+[.M20];-999*999);IF([.L19]&gt;-1;[.L19]+[.M2];-999*999))" office:value-type="float" office:value="998" calcext:value-type="float">
            <text:p>998</text:p>
          </table:table-cell>
          <table:table-cell table:style-name="ce1" table:formula="of:=MAX(IF([.N20]&gt;-1;[.N2]+[.N20];-999*999);IF([.M19]&gt;-1;[.M19]+[.N2];-999*999))" office:value-type="float" office:value="1060" calcext:value-type="float">
            <text:p>1060</text:p>
          </table:table-cell>
          <table:table-cell table:style-name="ce1" table:formula="of:=MAX(IF([.O20]&gt;-1;[.O2]+[.O20];-999*999);IF([.N19]&gt;-1;[.N19]+[.O2];-999*999))" office:value-type="float" office:value="1058" calcext:value-type="float">
            <text:p>1058</text:p>
          </table:table-cell>
          <table:table-cell/>
          <table:table-cell table:style-name="ce3" office:value-type="float" office:value="1203" calcext:value-type="float">
            <text:p>1203</text:p>
          </table:table-cell>
          <table:table-cell table:number-columns-repeated="47"/>
        </table:table-row>
        <table:table-row table:style-name="ro1">
          <table:table-cell table:style-name="ce1" table:formula="of:=IF([.A21]&gt;-1;[.A3]+[.A21];-999*999)" office:value-type="float" office:value="-998001" calcext:value-type="float">
            <text:p>-998001</text:p>
          </table:table-cell>
          <table:table-cell table:style-name="ce1" table:formula="of:=MAX(IF([.B21]&gt;-1;[.B3]+[.B21];-999*999);IF([.A20]&gt;-1;[.A20]+[.B3];-999*999))" office:value-type="float" office:value="156" calcext:value-type="float">
            <text:p>156</text:p>
          </table:table-cell>
          <table:table-cell table:style-name="ce1" table:formula="of:=MAX(IF([.C21]&gt;-1;[.C3]+[.C21];-999*999);IF([.B20]&gt;-1;[.B20]+[.C3];-999*999))" office:value-type="float" office:value="284" calcext:value-type="float">
            <text:p>284</text:p>
          </table:table-cell>
          <table:table-cell table:style-name="ce1" table:formula="of:=MAX(IF([.D21]&gt;-1;[.D3]+[.D21];-999*999);IF([.C20]&gt;-1;[.C20]+[.D3];-999*999))" office:value-type="float" office:value="406" calcext:value-type="float">
            <text:p>406</text:p>
          </table:table-cell>
          <table:table-cell table:style-name="ce1" table:formula="of:=MAX(IF([.E21]&gt;-1;[.E3]+[.E21];-999*999);IF([.D20]&gt;-1;[.D20]+[.E3];-999*999))" office:value-type="float" office:value="331" calcext:value-type="float">
            <text:p>331</text:p>
          </table:table-cell>
          <table:table-cell table:style-name="ce1" table:formula="of:=MAX(IF([.F21]&gt;-1;[.F3]+[.F21];-999*999);IF([.E20]&gt;-1;[.E20]+[.F3];-999*999))" office:value-type="float" office:value="479" calcext:value-type="float">
            <text:p>479</text:p>
          </table:table-cell>
          <table:table-cell table:style-name="ce1" table:formula="of:=MAX(IF([.G21]&gt;-1;[.G3]+[.G21];-999*999);IF([.F20]&gt;-1;[.F20]+[.G3];-999*999))" office:value-type="float" office:value="441" calcext:value-type="float">
            <text:p>441</text:p>
          </table:table-cell>
          <table:table-cell table:style-name="ce1" table:formula="of:=MAX(IF([.H21]&gt;-1;[.H3]+[.H21];-999*999);IF([.G20]&gt;-1;[.G20]+[.H3];-999*999))" office:value-type="float" office:value="456" calcext:value-type="float">
            <text:p>456</text:p>
          </table:table-cell>
          <table:table-cell table:style-name="ce1" table:formula="of:=MAX(IF([.I21]&gt;-1;[.I3]+[.I21];-999*999);IF([.H20]&gt;-1;[.H20]+[.I3];-999*999))" office:value-type="float" office:value="584" calcext:value-type="float">
            <text:p>584</text:p>
          </table:table-cell>
          <table:table-cell table:style-name="ce1" table:formula="of:=MAX(IF([.J21]&gt;-1;[.J3]+[.J21];-999*999);IF([.I20]&gt;-1;[.I20]+[.J3];-999*999))" office:value-type="float" office:value="766" calcext:value-type="float">
            <text:p>766</text:p>
          </table:table-cell>
          <table:table-cell table:style-name="ce1" table:formula="of:=MAX(IF([.K21]&gt;-1;[.K3]+[.K21];-999*999);IF([.J20]&gt;-1;[.J20]+[.K3];-999*999))" office:value-type="float" office:value="816" calcext:value-type="float">
            <text:p>816</text:p>
          </table:table-cell>
          <table:table-cell table:style-name="ce1" table:formula="of:=MAX(IF([.L21]&gt;-1;[.L3]+[.L21];-999*999);IF([.K20]&gt;-1;[.K20]+[.L3];-999*999))" office:value-type="float" office:value="877" calcext:value-type="float">
            <text:p>877</text:p>
          </table:table-cell>
          <table:table-cell table:style-name="ce1" table:formula="of:=MAX(IF([.M21]&gt;-1;[.M3]+[.M21];-999*999);IF([.L20]&gt;-1;[.L20]+[.M3];-999*999))" office:value-type="float" office:value="946" calcext:value-type="float">
            <text:p>946</text:p>
          </table:table-cell>
          <table:table-cell table:style-name="ce1" table:formula="of:=MAX(IF([.N21]&gt;-1;[.N3]+[.N21];-999*999);IF([.M20]&gt;-1;[.M20]+[.N3];-999*999))" office:value-type="float" office:value="1142" calcext:value-type="float">
            <text:p>1142</text:p>
          </table:table-cell>
          <table:table-cell table:style-name="ce1" table:formula="of:=MAX(IF([.O21]&gt;-1;[.O3]+[.O21];-999*999);IF([.N20]&gt;-1;[.N20]+[.O3];-999*999))" office:value-type="float" office:value="1080" calcext:value-type="float">
            <text:p>1080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2]&gt;-1;[.A4]+[.A22];-999*999)" office:value-type="float" office:value="-998001" calcext:value-type="float">
            <text:p>-998001</text:p>
          </table:table-cell>
          <table:table-cell table:style-name="ce1" table:formula="of:=MAX(IF([.B22]&gt;-1;[.B4]+[.B22];-999*999);IF([.A21]&gt;-1;[.A21]+[.B4];-999*999))" office:value-type="float" office:value="136" calcext:value-type="float">
            <text:p>136</text:p>
          </table:table-cell>
          <table:table-cell table:style-name="ce1" table:formula="of:=MAX(IF([.C22]&gt;-1;[.C4]+[.C22];-999*999);IF([.B21]&gt;-1;[.B21]+[.C4];-999*999))" office:value-type="float" office:value="312" calcext:value-type="float">
            <text:p>312</text:p>
          </table:table-cell>
          <table:table-cell table:style-name="ce1" table:formula="of:=MAX(IF([.D22]&gt;-1;[.D4]+[.D22];-999*999);IF([.C21]&gt;-1;[.C21]+[.D4];-999*999))" office:value-type="float" office:value="327" calcext:value-type="float">
            <text:p>327</text:p>
          </table:table-cell>
          <table:table-cell table:style-name="ce1" table:formula="of:=MAX(IF([.E22]&gt;-1;[.E4]+[.E22];-999*999);IF([.D21]&gt;-1;[.D21]+[.E4];-999*999))" office:value-type="float" office:value="336" calcext:value-type="float">
            <text:p>336</text:p>
          </table:table-cell>
          <table:table-cell table:style-name="ce1" table:formula="of:=MAX(IF([.F22]&gt;-1;[.F4]+[.F22];-999*999);IF([.E21]&gt;-1;[.E21]+[.F4];-999*999))" office:value-type="float" office:value="425" calcext:value-type="float">
            <text:p>425</text:p>
          </table:table-cell>
          <table:table-cell table:style-name="ce1" table:formula="of:=MAX(IF([.G22]&gt;-1;[.G4]+[.G22];-999*999);IF([.F21]&gt;-1;[.F21]+[.G4];-999*999))" office:value-type="float" office:value="345" calcext:value-type="float">
            <text:p>345</text:p>
          </table:table-cell>
          <table:table-cell table:style-name="ce1" table:formula="of:=MAX(IF([.H22]&gt;-1;[.H4]+[.H22];-999*999);IF([.G21]&gt;-1;[.G21]+[.H4];-999*999))" office:value-type="float" office:value="468" calcext:value-type="float">
            <text:p>468</text:p>
          </table:table-cell>
          <table:table-cell table:style-name="ce1" table:formula="of:=MAX(IF([.I22]&gt;-1;[.I4]+[.I22];-999*999);IF([.H21]&gt;-1;[.H21]+[.I4];-999*999))" office:value-type="float" office:value="629" calcext:value-type="float">
            <text:p>629</text:p>
          </table:table-cell>
          <table:table-cell table:style-name="ce1" table:formula="of:=MAX(IF([.J22]&gt;-1;[.J4]+[.J22];-999*999);IF([.I21]&gt;-1;[.I21]+[.J4];-999*999))" office:value-type="float" office:value="820" calcext:value-type="float">
            <text:p>820</text:p>
          </table:table-cell>
          <table:table-cell table:style-name="ce1" table:formula="of:=MAX(IF([.K22]&gt;-1;[.K4]+[.K22];-999*999);IF([.J21]&gt;-1;[.J21]+[.K4];-999*999))" office:value-type="float" office:value="759" calcext:value-type="float">
            <text:p>759</text:p>
          </table:table-cell>
          <table:table-cell table:style-name="ce1" table:formula="of:=MAX(IF([.L22]&gt;-1;[.L4]+[.L22];-999*999);IF([.K21]&gt;-1;[.K21]+[.L4];-999*999))" office:value-type="float" office:value="946" calcext:value-type="float">
            <text:p>946</text:p>
          </table:table-cell>
          <table:table-cell table:style-name="ce1" table:formula="of:=MAX(IF([.M22]&gt;-1;[.M4]+[.M22];-999*999);IF([.L21]&gt;-1;[.L21]+[.M4];-999*999))" office:value-type="float" office:value="995" calcext:value-type="float">
            <text:p>995</text:p>
          </table:table-cell>
          <table:table-cell table:style-name="ce1" table:formula="of:=MAX(IF([.N22]&gt;-1;[.N4]+[.N22];-999*999);IF([.M21]&gt;-1;[.M21]+[.N4];-999*999))" office:value-type="float" office:value="1059" calcext:value-type="float">
            <text:p>1059</text:p>
          </table:table-cell>
          <table:table-cell table:style-name="ce1" table:formula="of:=MAX(IF([.O22]&gt;-1;[.O4]+[.O22];-999*999);IF([.N21]&gt;-1;[.N21]+[.O4];-999*999))" office:value-type="float" office:value="1149" calcext:value-type="float">
            <text:p>1149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3]&gt;-1;[.A5]+[.A23];-999*999)" office:value-type="float" office:value="-998001" calcext:value-type="float">
            <text:p>-998001</text:p>
          </table:table-cell>
          <table:table-cell table:style-name="ce1" table:formula="of:=MAX(IF([.B23]&gt;-1;[.B5]+[.B23];-999*999);IF([.A22]&gt;-1;[.A22]+[.B5];-999*999))" office:value-type="float" office:value="102" calcext:value-type="float">
            <text:p>102</text:p>
          </table:table-cell>
          <table:table-cell table:style-name="ce1" table:formula="of:=MAX(IF([.C23]&gt;-1;[.C5]+[.C23];-999*999);IF([.B22]&gt;-1;[.B22]+[.C5];-999*999))" office:value-type="float" office:value="301" calcext:value-type="float">
            <text:p>301</text:p>
          </table:table-cell>
          <table:table-cell table:style-name="ce1" table:formula="of:=MAX(IF([.D23]&gt;-1;[.D5]+[.D23];-999*999);IF([.C22]&gt;-1;[.C22]+[.D5];-999*999))" office:value-type="float" office:value="365" calcext:value-type="float">
            <text:p>365</text:p>
          </table:table-cell>
          <table:table-cell table:style-name="ce1" table:formula="of:=MAX(IF([.E23]&gt;-1;[.E5]+[.E23];-999*999);IF([.D22]&gt;-1;[.D22]+[.E5];-999*999))" office:value-type="float" office:value="422" calcext:value-type="float">
            <text:p>422</text:p>
          </table:table-cell>
          <table:table-cell table:style-name="ce1" table:formula="of:=MAX(IF([.F23]&gt;-1;[.F5]+[.F23];-999*999);IF([.E22]&gt;-1;[.E22]+[.F5];-999*999))" office:value-type="float" office:value="421" calcext:value-type="float">
            <text:p>421</text:p>
          </table:table-cell>
          <table:table-cell table:style-name="ce1" table:formula="of:=MAX(IF([.G23]&gt;-1;[.G5]+[.G23];-999*999);IF([.F22]&gt;-1;[.F22]+[.G5];-999*999))" office:value-type="float" office:value="412" calcext:value-type="float">
            <text:p>412</text:p>
          </table:table-cell>
          <table:table-cell table:style-name="ce1" table:formula="of:=MAX(IF([.H23]&gt;-1;[.H5]+[.H23];-999*999);IF([.G22]&gt;-1;[.G22]+[.H5];-999*999))" office:value-type="float" office:value="503" calcext:value-type="float">
            <text:p>503</text:p>
          </table:table-cell>
          <table:table-cell table:style-name="ce1" table:formula="of:=MAX(IF([.I23]&gt;-1;[.I5]+[.I23];-999*999);IF([.H22]&gt;-1;[.H22]+[.I5];-999*999))" office:value-type="float" office:value="649" calcext:value-type="float">
            <text:p>649</text:p>
          </table:table-cell>
          <table:table-cell table:style-name="ce1" table:formula="of:=MAX(IF([.J23]&gt;-1;[.J5]+[.J23];-999*999);IF([.I22]&gt;-1;[.I22]+[.J5];-999*999))" office:value-type="float" office:value="786" calcext:value-type="float">
            <text:p>786</text:p>
          </table:table-cell>
          <table:table-cell table:style-name="ce1" table:formula="of:=MAX(IF([.K23]&gt;-1;[.K5]+[.K23];-999*999);IF([.J22]&gt;-1;[.J22]+[.K5];-999*999))" office:value-type="float" office:value="824" calcext:value-type="float">
            <text:p>824</text:p>
          </table:table-cell>
          <table:table-cell table:style-name="ce1" table:formula="of:=MAX(IF([.L23]&gt;-1;[.L5]+[.L23];-999*999);IF([.K22]&gt;-1;[.K22]+[.L5];-999*999))" office:value-type="float" office:value="890" calcext:value-type="float">
            <text:p>890</text:p>
          </table:table-cell>
          <table:table-cell table:style-name="ce1" table:formula="of:=MAX(IF([.M23]&gt;-1;[.M5]+[.M23];-999*999);IF([.L22]&gt;-1;[.L22]+[.M5];-999*999))" office:value-type="float" office:value="813" calcext:value-type="float">
            <text:p>813</text:p>
          </table:table-cell>
          <table:table-cell table:style-name="ce1" table:formula="of:=MAX(IF([.N23]&gt;-1;[.N5]+[.N23];-999*999);IF([.M22]&gt;-1;[.M22]+[.N5];-999*999))" office:value-type="float" office:value="854" calcext:value-type="float">
            <text:p>854</text:p>
          </table:table-cell>
          <table:table-cell table:style-name="ce1" table:formula="of:=MAX(IF([.O23]&gt;-1;[.O5]+[.O23];-999*999);IF([.N22]&gt;-1;[.N22]+[.O5];-999*999))" office:value-type="float" office:value="859" calcext:value-type="float">
            <text:p>859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4]&gt;-1;[.A6]+[.A24];-999*999)" office:value-type="float" office:value="-998001" calcext:value-type="float">
            <text:p>-998001</text:p>
          </table:table-cell>
          <table:table-cell table:style-name="ce1" table:formula="of:=MAX(IF([.B24]&gt;-1;[.B6]+[.B24];-999*999);IF([.A23]&gt;-1;[.A23]+[.B6];-999*999))" office:value-type="float" office:value="3" calcext:value-type="float">
            <text:p>3</text:p>
          </table:table-cell>
          <table:table-cell table:style-name="ce1" table:formula="of:=MAX(IF([.C24]&gt;-1;[.C6]+[.C24];-999*999);IF([.B23]&gt;-1;[.B23]+[.C6];-999*999))" office:value-type="float" office:value="210" calcext:value-type="float">
            <text:p>210</text:p>
          </table:table-cell>
          <table:table-cell table:style-name="ce1" table:formula="of:=MAX(IF([.D24]&gt;-1;[.D6]+[.D24];-999*999);IF([.C23]&gt;-1;[.C23]+[.D6];-999*999))" office:value-type="float" office:value="328" calcext:value-type="float">
            <text:p>328</text:p>
          </table:table-cell>
          <table:table-cell table:style-name="ce1" table:formula="of:=MAX(IF([.E24]&gt;-1;[.E6]+[.E24];-999*999);IF([.D23]&gt;-1;[.D23]+[.E6];-999*999))" office:value-type="float" office:value="298" calcext:value-type="float">
            <text:p>298</text:p>
          </table:table-cell>
          <table:table-cell table:style-name="ce1" table:formula="of:=MAX(IF([.F24]&gt;-1;[.F6]+[.F24];-999*999);IF([.E23]&gt;-1;[.E23]+[.F6];-999*999))" office:value-type="float" office:value="278" calcext:value-type="float">
            <text:p>278</text:p>
          </table:table-cell>
          <table:table-cell table:style-name="ce1" table:formula="of:=MAX(IF([.G24]&gt;-1;[.G6]+[.G24];-999*999);IF([.F23]&gt;-1;[.F23]+[.G6];-999*999))" office:value-type="float" office:value="319" calcext:value-type="float">
            <text:p>319</text:p>
          </table:table-cell>
          <table:table-cell table:style-name="ce1" table:formula="of:=MAX(IF([.H24]&gt;-1;[.H6]+[.H24];-999*999);IF([.G23]&gt;-1;[.G23]+[.H6];-999*999))" office:value-type="float" office:value="327" calcext:value-type="float">
            <text:p>327</text:p>
          </table:table-cell>
          <table:table-cell table:style-name="ce1" table:formula="of:=MAX(IF([.I24]&gt;-1;[.I6]+[.I24];-999*999);IF([.H23]&gt;-1;[.H23]+[.I6];-999*999))" office:value-type="float" office:value="559" calcext:value-type="float">
            <text:p>559</text:p>
          </table:table-cell>
          <table:table-cell table:style-name="ce1" table:formula="of:=MAX(IF([.J24]&gt;-1;[.J6]+[.J24];-999*999);IF([.I23]&gt;-1;[.I23]+[.J6];-999*999))" office:value-type="float" office:value="706" calcext:value-type="float">
            <text:p>706</text:p>
          </table:table-cell>
          <table:table-cell table:style-name="ce1" table:formula="of:=MAX(IF([.K24]&gt;-1;[.K6]+[.K24];-999*999);IF([.J23]&gt;-1;[.J23]+[.K6];-999*999))" office:value-type="float" office:value="805" calcext:value-type="float">
            <text:p>805</text:p>
          </table:table-cell>
          <table:table-cell table:style-name="ce1" table:formula="of:=MAX(IF([.L24]&gt;-1;[.L6]+[.L24];-999*999);IF([.K23]&gt;-1;[.K23]+[.L6];-999*999))" office:value-type="float" office:value="826" calcext:value-type="float">
            <text:p>826</text:p>
          </table:table-cell>
          <table:table-cell table:style-name="ce1" table:formula="of:=MAX(IF([.M24]&gt;-1;[.M6]+[.M24];-999*999);IF([.L23]&gt;-1;[.L23]+[.M6];-999*999))" office:value-type="float" office:value="813" calcext:value-type="float">
            <text:p>813</text:p>
          </table:table-cell>
          <table:table-cell table:style-name="ce1" table:formula="of:=MAX(IF([.N24]&gt;-1;[.N6]+[.N24];-999*999);IF([.M23]&gt;-1;[.M23]+[.N6];-999*999))" office:value-type="float" office:value="903" calcext:value-type="float">
            <text:p>903</text:p>
          </table:table-cell>
          <table:table-cell table:style-name="ce1" table:formula="of:=MAX(IF([.O24]&gt;-1;[.O6]+[.O24];-999*999);IF([.N23]&gt;-1;[.N23]+[.O6];-999*999))" office:value-type="float" office:value="921" calcext:value-type="float">
            <text:p>921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5]&gt;-1;[.A7]+[.A25];-999*999)" office:value-type="float" office:value="-998001" calcext:value-type="float">
            <text:p>-998001</text:p>
          </table:table-cell>
          <table:table-cell table:style-name="ce1" table:formula="of:=MAX(IF([.B25]&gt;-1;[.B7]+[.B25];-999*999);IF([.A24]&gt;-1;[.A24]+[.B7];-999*999))" office:value-type="float" office:value="87" calcext:value-type="float">
            <text:p>87</text:p>
          </table:table-cell>
          <table:table-cell table:style-name="ce1" table:formula="of:=MAX(IF([.C25]&gt;-1;[.C7]+[.C25];-999*999);IF([.B24]&gt;-1;[.B24]+[.C7];-999*999))" office:value-type="float" office:value="137" calcext:value-type="float">
            <text:p>137</text:p>
          </table:table-cell>
          <table:table-cell table:style-name="ce1" table:formula="of:=MAX(IF([.D25]&gt;-1;[.D7]+[.D25];-999*999);IF([.C24]&gt;-1;[.C24]+[.D7];-999*999))" office:value-type="float" office:value="317" calcext:value-type="float">
            <text:p>317</text:p>
          </table:table-cell>
          <table:table-cell table:style-name="ce1" table:formula="of:=MAX(IF([.E25]&gt;-1;[.E7]+[.E25];-999*999);IF([.D24]&gt;-1;[.D24]+[.E7];-999*999))" office:value-type="float" office:value="267" calcext:value-type="float">
            <text:p>267</text:p>
          </table:table-cell>
          <table:table-cell table:style-name="ce1" table:formula="of:=MAX(IF([.F25]&gt;-1;[.F7]+[.F25];-999*999);IF([.E24]&gt;-1;[.E24]+[.F7];-999*999))" office:value-type="float" office:value="197" calcext:value-type="float">
            <text:p>197</text:p>
          </table:table-cell>
          <table:table-cell table:style-name="ce1" table:formula="of:=MAX(IF([.G25]&gt;-1;[.G7]+[.G25];-999*999);IF([.F24]&gt;-1;[.F24]+[.G7];-999*999))" office:value-type="float" office:value="414" calcext:value-type="float">
            <text:p>414</text:p>
          </table:table-cell>
          <table:table-cell table:style-name="ce1" table:formula="of:=MAX(IF([.H25]&gt;-1;[.H7]+[.H25];-999*999);IF([.G24]&gt;-1;[.G24]+[.H7];-999*999))" office:value-type="float" office:value="409" calcext:value-type="float">
            <text:p>409</text:p>
          </table:table-cell>
          <table:table-cell table:style-name="ce1" table:formula="of:=MAX(IF([.I25]&gt;-1;[.I7]+[.I25];-999*999);IF([.H24]&gt;-1;[.H24]+[.I7];-999*999))" office:value-type="float" office:value="492" calcext:value-type="float">
            <text:p>492</text:p>
          </table:table-cell>
          <table:table-cell table:style-name="ce1" table:formula="of:=MAX(IF([.J25]&gt;-1;[.J7]+[.J25];-999*999);IF([.I24]&gt;-1;[.I24]+[.J7];-999*999))" office:value-type="float" office:value="645" calcext:value-type="float">
            <text:p>645</text:p>
          </table:table-cell>
          <table:table-cell table:style-name="ce1" table:formula="of:=MAX(IF([.K25]&gt;-1;[.K7]+[.K25];-999*999);IF([.J24]&gt;-1;[.J24]+[.K7];-999*999))" office:value-type="float" office:value="786" calcext:value-type="float">
            <text:p>786</text:p>
          </table:table-cell>
          <table:table-cell table:style-name="ce1" table:formula="of:=MAX(IF([.L25]&gt;-1;[.L7]+[.L25];-999*999);IF([.K24]&gt;-1;[.K24]+[.L7];-999*999))" office:value-type="float" office:value="796" calcext:value-type="float">
            <text:p>796</text:p>
          </table:table-cell>
          <table:table-cell table:style-name="ce1" table:formula="of:=MAX(IF([.M25]&gt;-1;[.M7]+[.M25];-999*999);IF([.L24]&gt;-1;[.L24]+[.M7];-999*999))" office:value-type="float" office:value="825" calcext:value-type="float">
            <text:p>825</text:p>
          </table:table-cell>
          <table:table-cell table:style-name="ce1" table:formula="of:=MAX(IF([.N25]&gt;-1;[.N7]+[.N25];-999*999);IF([.M24]&gt;-1;[.M24]+[.N7];-999*999))" office:value-type="float" office:value="807" calcext:value-type="float">
            <text:p>807</text:p>
          </table:table-cell>
          <table:table-cell table:style-name="ce1" table:formula="of:=MAX(IF([.O25]&gt;-1;[.O7]+[.O25];-999*999);IF([.N24]&gt;-1;[.N24]+[.O7];-999*999))" office:value-type="float" office:value="814" calcext:value-type="float">
            <text:p>814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6]&gt;-1;[.A8]+[.A26];-999*999)" office:value-type="float" office:value="-998001" calcext:value-type="float">
            <text:p>-998001</text:p>
          </table:table-cell>
          <table:table-cell table:style-name="ce1" table:formula="of:=MAX(IF([.B26]&gt;-1;[.B8]+[.B26];-999*999);IF([.A25]&gt;-1;[.A25]+[.B8];-999*999))" office:value-type="float" office:value="113" calcext:value-type="float">
            <text:p>113</text:p>
          </table:table-cell>
          <table:table-cell table:style-name="ce1" table:formula="of:=MAX(IF([.C26]&gt;-1;[.C8]+[.C26];-999*999);IF([.B25]&gt;-1;[.B25]+[.C8];-999*999))" office:value-type="float" office:value="217" calcext:value-type="float">
            <text:p>217</text:p>
          </table:table-cell>
          <table:table-cell table:style-name="ce1" table:formula="of:=MAX(IF([.D26]&gt;-1;[.D8]+[.D26];-999*999);IF([.C25]&gt;-1;[.C25]+[.D8];-999*999))" office:value-type="float" office:value="267" calcext:value-type="float">
            <text:p>267</text:p>
          </table:table-cell>
          <table:table-cell table:style-name="ce1" table:formula="of:=MAX(IF([.E26]&gt;-1;[.E8]+[.E26];-999*999);IF([.D25]&gt;-1;[.D25]+[.E8];-999*999))" office:value-type="float" office:value="174" calcext:value-type="float">
            <text:p>174</text:p>
          </table:table-cell>
          <table:table-cell table:style-name="ce1" table:formula="of:=MAX(IF([.F26]&gt;-1;[.F8]+[.F26];-999*999);IF([.E25]&gt;-1;[.E25]+[.F8];-999*999))" office:value-type="float" office:value="129" calcext:value-type="float">
            <text:p>129</text:p>
          </table:table-cell>
          <table:table-cell table:style-name="ce1" table:formula="of:=MAX(IF([.G26]&gt;-1;[.G8]+[.G26];-999*999);IF([.F25]&gt;-1;[.F25]+[.G8];-999*999))" office:value-type="float" office:value="445" calcext:value-type="float">
            <text:p>445</text:p>
          </table:table-cell>
          <table:table-cell table:style-name="ce1" table:formula="of:=MAX(IF([.H26]&gt;-1;[.H8]+[.H26];-999*999);IF([.G25]&gt;-1;[.G25]+[.H8];-999*999))" office:value-type="float" office:value="389" calcext:value-type="float">
            <text:p>389</text:p>
          </table:table-cell>
          <table:table-cell table:style-name="ce1" table:formula="of:=MAX(IF([.I26]&gt;-1;[.I8]+[.I26];-999*999);IF([.H25]&gt;-1;[.H25]+[.I8];-999*999))" office:value-type="float" office:value="371" calcext:value-type="float">
            <text:p>371</text:p>
          </table:table-cell>
          <table:table-cell table:style-name="ce1" table:formula="of:=MAX(IF([.J26]&gt;-1;[.J8]+[.J26];-999*999);IF([.I25]&gt;-1;[.I25]+[.J8];-999*999))" office:value-type="float" office:value="678" calcext:value-type="float">
            <text:p>678</text:p>
          </table:table-cell>
          <table:table-cell table:style-name="ce1" table:formula="of:=MAX(IF([.K26]&gt;-1;[.K8]+[.K26];-999*999);IF([.J25]&gt;-1;[.J25]+[.K8];-999*999))" office:value-type="float" office:value="700" calcext:value-type="float">
            <text:p>700</text:p>
          </table:table-cell>
          <table:table-cell table:style-name="ce1" table:formula="of:=MAX(IF([.L26]&gt;-1;[.L8]+[.L26];-999*999);IF([.K25]&gt;-1;[.K25]+[.L8];-999*999))" office:value-type="float" office:value="722" calcext:value-type="float">
            <text:p>722</text:p>
          </table:table-cell>
          <table:table-cell table:style-name="ce1" table:formula="of:=MAX(IF([.M26]&gt;-1;[.M8]+[.M26];-999*999);IF([.L25]&gt;-1;[.L25]+[.M8];-999*999))" office:value-type="float" office:value="770" calcext:value-type="float">
            <text:p>770</text:p>
          </table:table-cell>
          <table:table-cell table:style-name="ce1" table:formula="of:=MAX(IF([.N26]&gt;-1;[.N8]+[.N26];-999*999);IF([.M25]&gt;-1;[.M25]+[.N8];-999*999))" office:value-type="float" office:value="691" calcext:value-type="float">
            <text:p>691</text:p>
          </table:table-cell>
          <table:table-cell table:style-name="ce1" table:formula="of:=MAX(IF([.O26]&gt;-1;[.O8]+[.O26];-999*999);IF([.N25]&gt;-1;[.N25]+[.O8];-999*999))" office:value-type="float" office:value="837" calcext:value-type="float">
            <text:p>837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7]&gt;-1;[.A9]+[.A27];-999*999)" office:value-type="float" office:value="-998001" calcext:value-type="float">
            <text:p>-998001</text:p>
          </table:table-cell>
          <table:table-cell table:style-name="ce1" table:formula="of:=MAX(IF([.B27]&gt;-1;[.B9]+[.B27];-999*999);IF([.A26]&gt;-1;[.A26]+[.B9];-999*999))" office:value-type="float" office:value="66" calcext:value-type="float">
            <text:p>66</text:p>
          </table:table-cell>
          <table:table-cell table:style-name="ce1" table:formula="of:=MAX(IF([.C27]&gt;-1;[.C9]+[.C27];-999*999);IF([.B26]&gt;-1;[.B26]+[.C9];-999*999))" office:value-type="float" office:value="128" calcext:value-type="float">
            <text:p>128</text:p>
          </table:table-cell>
          <table:table-cell table:style-name="ce1" table:formula="of:=MAX(IF([.D27]&gt;-1;[.D9]+[.D27];-999*999);IF([.C26]&gt;-1;[.C26]+[.D9];-999*999))" office:value-type="float" office:value="94" calcext:value-type="float">
            <text:p>94</text:p>
          </table:table-cell>
          <table:table-cell table:style-name="ce1" table:formula="of:=MAX(IF([.E27]&gt;-1;[.E9]+[.E27];-999*999);IF([.D26]&gt;-1;[.D26]+[.E9];-999*999))" office:value-type="float" office:value="222" calcext:value-type="float">
            <text:p>222</text:p>
          </table:table-cell>
          <table:table-cell table:style-name="ce1" table:formula="of:=MAX(IF([.F27]&gt;-1;[.F9]+[.F27];-999*999);IF([.E26]&gt;-1;[.E26]+[.F9];-999*999))" office:value-type="float" office:value="209" calcext:value-type="float">
            <text:p>209</text:p>
          </table:table-cell>
          <table:table-cell table:style-name="ce1" table:formula="of:=MAX(IF([.G27]&gt;-1;[.G9]+[.G27];-999*999);IF([.F26]&gt;-1;[.F26]+[.G9];-999*999))" office:value-type="float" office:value="444" calcext:value-type="float">
            <text:p>444</text:p>
          </table:table-cell>
          <table:table-cell table:style-name="ce1" table:formula="of:=MAX(IF([.H27]&gt;-1;[.H9]+[.H27];-999*999);IF([.G26]&gt;-1;[.G26]+[.H9];-999*999))" office:value-type="float" office:value="424" calcext:value-type="float">
            <text:p>424</text:p>
          </table:table-cell>
          <table:table-cell table:style-name="ce1" table:formula="of:=MAX(IF([.I27]&gt;-1;[.I9]+[.I27];-999*999);IF([.H26]&gt;-1;[.H26]+[.I9];-999*999))" office:value-type="float" office:value="415" calcext:value-type="float">
            <text:p>415</text:p>
          </table:table-cell>
          <table:table-cell table:style-name="ce1" table:formula="of:=MAX(IF([.J27]&gt;-1;[.J9]+[.J27];-999*999);IF([.I26]&gt;-1;[.I26]+[.J9];-999*999))" office:value-type="float" office:value="636" calcext:value-type="float">
            <text:p>636</text:p>
          </table:table-cell>
          <table:table-cell table:style-name="ce1" table:formula="of:=MAX(IF([.K27]&gt;-1;[.K9]+[.K27];-999*999);IF([.J26]&gt;-1;[.J26]+[.K9];-999*999))" office:value-type="float" office:value="615" calcext:value-type="float">
            <text:p>615</text:p>
          </table:table-cell>
          <table:table-cell table:style-name="ce1" table:formula="of:=MAX(IF([.L27]&gt;-1;[.L9]+[.L27];-999*999);IF([.K26]&gt;-1;[.K26]+[.L9];-999*999))" office:value-type="float" office:value="520" calcext:value-type="float">
            <text:p>520</text:p>
          </table:table-cell>
          <table:table-cell table:style-name="ce1" table:formula="of:=MAX(IF([.M27]&gt;-1;[.M9]+[.M27];-999*999);IF([.L26]&gt;-1;[.L26]+[.M9];-999*999))" office:value-type="float" office:value="652" calcext:value-type="float">
            <text:p>652</text:p>
          </table:table-cell>
          <table:table-cell table:style-name="ce1" table:formula="of:=MAX(IF([.N27]&gt;-1;[.N9]+[.N27];-999*999);IF([.M26]&gt;-1;[.M26]+[.N9];-999*999))" office:value-type="float" office:value="763" calcext:value-type="float">
            <text:p>763</text:p>
          </table:table-cell>
          <table:table-cell table:style-name="ce1" table:formula="of:=MAX(IF([.O27]&gt;-1;[.O9]+[.O27];-999*999);IF([.N26]&gt;-1;[.N26]+[.O9];-999*999))" office:value-type="float" office:value="814" calcext:value-type="float">
            <text:p>814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8]&gt;-1;[.A10]+[.A28];-999*999)" office:value-type="float" office:value="-998001" calcext:value-type="float">
            <text:p>-998001</text:p>
          </table:table-cell>
          <table:table-cell table:style-name="ce1" table:formula="of:=MAX(IF([.B28]&gt;-1;[.B10]+[.B28];-999*999);IF([.A27]&gt;-1;[.A27]+[.B10];-999*999))" office:value-type="float" office:value="155" calcext:value-type="float">
            <text:p>155</text:p>
          </table:table-cell>
          <table:table-cell table:style-name="ce1" table:formula="of:=MAX(IF([.C28]&gt;-1;[.C10]+[.C28];-999*999);IF([.B27]&gt;-1;[.B27]+[.C10];-999*999))" office:value-type="float" office:value="78" calcext:value-type="float">
            <text:p>78</text:p>
          </table:table-cell>
          <table:table-cell table:style-name="ce1" table:formula="of:=MAX(IF([.D28]&gt;-1;[.D10]+[.D28];-999*999);IF([.C27]&gt;-1;[.C27]+[.D10];-999*999))" office:value-type="float" office:value="38" calcext:value-type="float">
            <text:p>38</text:p>
          </table:table-cell>
          <table:table-cell table:style-name="ce1" table:formula="of:=MAX(IF([.E28]&gt;-1;[.E10]+[.E28];-999*999);IF([.D27]&gt;-1;[.D27]+[.E10];-999*999))" office:value-type="float" office:value="132" calcext:value-type="float">
            <text:p>132</text:p>
          </table:table-cell>
          <table:table-cell table:style-name="ce1" table:formula="of:=MAX(IF([.F28]&gt;-1;[.F10]+[.F28];-999*999);IF([.E27]&gt;-1;[.E27]+[.F10];-999*999))" office:value-type="float" office:value="299" calcext:value-type="float">
            <text:p>299</text:p>
          </table:table-cell>
          <table:table-cell table:style-name="ce1" table:formula="of:=MAX(IF([.G28]&gt;-1;[.G10]+[.G28];-999*999);IF([.F27]&gt;-1;[.F27]+[.G10];-999*999))" office:value-type="float" office:value="365" calcext:value-type="float">
            <text:p>365</text:p>
          </table:table-cell>
          <table:table-cell table:style-name="ce1" table:formula="of:=MAX(IF([.H28]&gt;-1;[.H10]+[.H28];-999*999);IF([.G27]&gt;-1;[.G27]+[.H10];-999*999))" office:value-type="float" office:value="418" calcext:value-type="float">
            <text:p>418</text:p>
          </table:table-cell>
          <table:table-cell table:style-name="ce1" table:formula="of:=MAX(IF([.I28]&gt;-1;[.I10]+[.I28];-999*999);IF([.H27]&gt;-1;[.H27]+[.I10];-999*999))" office:value-type="float" office:value="480" calcext:value-type="float">
            <text:p>480</text:p>
          </table:table-cell>
          <table:table-cell table:style-name="ce1" table:formula="of:=MAX(IF([.J28]&gt;-1;[.J10]+[.J28];-999*999);IF([.I27]&gt;-1;[.I27]+[.J10];-999*999))" office:value-type="float" office:value="555" calcext:value-type="float">
            <text:p>555</text:p>
          </table:table-cell>
          <table:table-cell table:style-name="ce1" table:formula="of:=MAX(IF([.K28]&gt;-1;[.K10]+[.K28];-999*999);IF([.J27]&gt;-1;[.J27]+[.K10];-999*999))" office:value-type="float" office:value="594" calcext:value-type="float">
            <text:p>594</text:p>
          </table:table-cell>
          <table:table-cell table:style-name="ce1" table:formula="of:=MAX(IF([.L28]&gt;-1;[.L10]+[.L28];-999*999);IF([.K27]&gt;-1;[.K27]+[.L10];-999*999))" office:value-type="float" office:value="606" calcext:value-type="float">
            <text:p>606</text:p>
          </table:table-cell>
          <table:table-cell table:style-name="ce1" table:formula="of:=MAX(IF([.M28]&gt;-1;[.M10]+[.M28];-999*999);IF([.L27]&gt;-1;[.L27]+[.M10];-999*999))" office:value-type="float" office:value="597" calcext:value-type="float">
            <text:p>597</text:p>
          </table:table-cell>
          <table:table-cell table:style-name="ce1" table:formula="of:=MAX(IF([.N28]&gt;-1;[.N10]+[.N28];-999*999);IF([.M27]&gt;-1;[.M27]+[.N10];-999*999))" office:value-type="float" office:value="675" calcext:value-type="float">
            <text:p>675</text:p>
          </table:table-cell>
          <table:table-cell table:style-name="ce1" table:formula="of:=MAX(IF([.O28]&gt;-1;[.O10]+[.O28];-999*999);IF([.N27]&gt;-1;[.N27]+[.O10];-999*999))" office:value-type="float" office:value="637" calcext:value-type="float">
            <text:p>637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29]&gt;-1;[.A11]+[.A29];-999*999)" office:value-type="float" office:value="-998001" calcext:value-type="float">
            <text:p>-998001</text:p>
          </table:table-cell>
          <table:table-cell table:style-name="ce1" table:formula="of:=MAX(IF([.B29]&gt;-1;[.B11]+[.B29];-999*999);IF([.A28]&gt;-1;[.A28]+[.B11];-999*999))" office:value-type="float" office:value="83" calcext:value-type="float">
            <text:p>83</text:p>
          </table:table-cell>
          <table:table-cell table:style-name="ce1" table:formula="of:=MAX(IF([.C29]&gt;-1;[.C11]+[.C29];-999*999);IF([.B28]&gt;-1;[.B28]+[.C11];-999*999))" office:value-type="float" office:value="17" calcext:value-type="float">
            <text:p>17</text:p>
          </table:table-cell>
          <table:table-cell table:style-name="ce1" table:formula="of:=MAX(IF([.D29]&gt;-1;[.D11]+[.D29];-999*999);IF([.C28]&gt;-1;[.C28]+[.D11];-999*999))" office:value-type="float" office:value="71" calcext:value-type="float">
            <text:p>71</text:p>
          </table:table-cell>
          <table:table-cell table:style-name="ce1" table:formula="of:=MAX(IF([.E29]&gt;-1;[.E11]+[.E29];-999*999);IF([.D28]&gt;-1;[.D28]+[.E11];-999*999))" office:value-type="float" office:value="73" calcext:value-type="float">
            <text:p>73</text:p>
          </table:table-cell>
          <table:table-cell table:style-name="ce1" table:formula="of:=MAX(IF([.F29]&gt;-1;[.F11]+[.F29];-999*999);IF([.E28]&gt;-1;[.E28]+[.F11];-999*999))" office:value-type="float" office:value="253" calcext:value-type="float">
            <text:p>253</text:p>
          </table:table-cell>
          <table:table-cell table:style-name="ce1" table:formula="of:=MAX(IF([.G29]&gt;-1;[.G11]+[.G29];-999*999);IF([.F28]&gt;-1;[.F28]+[.G11];-999*999))" office:value-type="float" office:value="350" calcext:value-type="float">
            <text:p>350</text:p>
          </table:table-cell>
          <table:table-cell table:style-name="ce1" table:formula="of:=MAX(IF([.H29]&gt;-1;[.H11]+[.H29];-999*999);IF([.G28]&gt;-1;[.G28]+[.H11];-999*999))" office:value-type="float" office:value="313" calcext:value-type="float">
            <text:p>313</text:p>
          </table:table-cell>
          <table:table-cell table:style-name="ce1" table:formula="of:=MAX(IF([.I29]&gt;-1;[.I11]+[.I29];-999*999);IF([.H28]&gt;-1;[.H28]+[.I11];-999*999))" office:value-type="float" office:value="272" calcext:value-type="float">
            <text:p>272</text:p>
          </table:table-cell>
          <table:table-cell table:style-name="ce1" table:formula="of:=MAX(IF([.J29]&gt;-1;[.J11]+[.J29];-999*999);IF([.I28]&gt;-1;[.I28]+[.J11];-999*999))" office:value-type="float" office:value="425" calcext:value-type="float">
            <text:p>425</text:p>
          </table:table-cell>
          <table:table-cell table:style-name="ce1" table:formula="of:=MAX(IF([.K29]&gt;-1;[.K11]+[.K29];-999*999);IF([.J28]&gt;-1;[.J28]+[.K11];-999*999))" office:value-type="float" office:value="393" calcext:value-type="float">
            <text:p>393</text:p>
          </table:table-cell>
          <table:table-cell table:style-name="ce1" table:formula="of:=MAX(IF([.L29]&gt;-1;[.L11]+[.L29];-999*999);IF([.K28]&gt;-1;[.K28]+[.L11];-999*999))" office:value-type="float" office:value="492" calcext:value-type="float">
            <text:p>492</text:p>
          </table:table-cell>
          <table:table-cell table:style-name="ce1" table:formula="of:=MAX(IF([.M29]&gt;-1;[.M11]+[.M29];-999*999);IF([.L28]&gt;-1;[.L28]+[.M11];-999*999))" office:value-type="float" office:value="546" calcext:value-type="float">
            <text:p>546</text:p>
          </table:table-cell>
          <table:table-cell table:style-name="ce1" table:formula="of:=MAX(IF([.N29]&gt;-1;[.N11]+[.N29];-999*999);IF([.M28]&gt;-1;[.M28]+[.N11];-999*999))" office:value-type="float" office:value="566" calcext:value-type="float">
            <text:p>566</text:p>
          </table:table-cell>
          <table:table-cell table:style-name="ce1" table:formula="of:=MAX(IF([.O29]&gt;-1;[.O11]+[.O29];-999*999);IF([.N28]&gt;-1;[.N28]+[.O11];-999*999))" office:value-type="float" office:value="517" calcext:value-type="float">
            <text:p>517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30]&gt;-1;[.A12]+[.A30];-999*999)" office:value-type="float" office:value="-5" calcext:value-type="float">
            <text:p>-5</text:p>
          </table:table-cell>
          <table:table-cell table:style-name="ce1" table:formula="of:=MAX(IF([.B30]&gt;-1;[.B12]+[.B30];-999*999);IF([.A29]&gt;-1;[.A29]+[.B12];-999*999))" office:value-type="float" office:value="82" calcext:value-type="float">
            <text:p>82</text:p>
          </table:table-cell>
          <table:table-cell table:style-name="ce1" table:formula="of:=MAX(IF([.C30]&gt;-1;[.C12]+[.C30];-999*999);IF([.B29]&gt;-1;[.B29]+[.C12];-999*999))" office:value-type="float" office:value="63" calcext:value-type="float">
            <text:p>63</text:p>
          </table:table-cell>
          <table:table-cell table:style-name="ce1" table:formula="of:=MAX(IF([.D30]&gt;-1;[.D12]+[.D30];-999*999);IF([.C29]&gt;-1;[.C29]+[.D12];-999*999))" office:value-type="float" office:value="126" calcext:value-type="float">
            <text:p>126</text:p>
          </table:table-cell>
          <table:table-cell table:style-name="ce1" table:formula="of:=MAX(IF([.E30]&gt;-1;[.E12]+[.E30];-999*999);IF([.D29]&gt;-1;[.D29]+[.E12];-999*999))" office:value-type="float" office:value="131" calcext:value-type="float">
            <text:p>131</text:p>
          </table:table-cell>
          <table:table-cell table:style-name="ce1" table:formula="of:=MAX(IF([.F30]&gt;-1;[.F12]+[.F30];-999*999);IF([.E29]&gt;-1;[.E29]+[.F12];-999*999))" office:value-type="float" office:value="231" calcext:value-type="float">
            <text:p>231</text:p>
          </table:table-cell>
          <table:table-cell table:style-name="ce1" table:formula="of:=MAX(IF([.G30]&gt;-1;[.G12]+[.G30];-999*999);IF([.F29]&gt;-1;[.F29]+[.G12];-999*999))" office:value-type="float" office:value="220" calcext:value-type="float">
            <text:p>220</text:p>
          </table:table-cell>
          <table:table-cell table:style-name="ce1" table:formula="of:=MAX(IF([.H30]&gt;-1;[.H12]+[.H30];-999*999);IF([.G29]&gt;-1;[.G29]+[.H12];-999*999))" office:value-type="float" office:value="164" calcext:value-type="float">
            <text:p>164</text:p>
          </table:table-cell>
          <table:table-cell table:style-name="ce1" table:formula="of:=MAX(IF([.I30]&gt;-1;[.I12]+[.I30];-999*999);IF([.H29]&gt;-1;[.H29]+[.I12];-999*999))" office:value-type="float" office:value="246" calcext:value-type="float">
            <text:p>246</text:p>
          </table:table-cell>
          <table:table-cell table:style-name="ce1" table:formula="of:=MAX(IF([.J30]&gt;-1;[.J12]+[.J30];-999*999);IF([.I29]&gt;-1;[.I29]+[.J12];-999*999))" office:value-type="float" office:value="353" calcext:value-type="float">
            <text:p>353</text:p>
          </table:table-cell>
          <table:table-cell table:style-name="ce1" table:formula="of:=MAX(IF([.K30]&gt;-1;[.K12]+[.K30];-999*999);IF([.J29]&gt;-1;[.J29]+[.K12];-999*999))" office:value-type="float" office:value="317" calcext:value-type="float">
            <text:p>317</text:p>
          </table:table-cell>
          <table:table-cell table:style-name="ce1" table:formula="of:=MAX(IF([.L30]&gt;-1;[.L12]+[.L30];-999*999);IF([.K29]&gt;-1;[.K29]+[.L12];-999*999))" office:value-type="float" office:value="306" calcext:value-type="float">
            <text:p>306</text:p>
          </table:table-cell>
          <table:table-cell table:style-name="ce1" table:formula="of:=MAX(IF([.M30]&gt;-1;[.M12]+[.M30];-999*999);IF([.L29]&gt;-1;[.L29]+[.M12];-999*999))" office:value-type="float" office:value="337" calcext:value-type="float">
            <text:p>337</text:p>
          </table:table-cell>
          <table:table-cell table:style-name="ce1" table:formula="of:=MAX(IF([.N30]&gt;-1;[.N12]+[.N30];-999*999);IF([.M29]&gt;-1;[.M29]+[.N12];-999*999))" office:value-type="float" office:value="377" calcext:value-type="float">
            <text:p>377</text:p>
          </table:table-cell>
          <table:table-cell table:style-name="ce1" table:formula="of:=MAX(IF([.O30]&gt;-1;[.O12]+[.O30];-999*999);IF([.N29]&gt;-1;[.N29]+[.O12];-999*999))" office:value-type="float" office:value="285" calcext:value-type="float">
            <text:p>285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31]&gt;-1;[.A13]+[.A31];-999*999)" office:value-type="float" office:value="84" calcext:value-type="float">
            <text:p>84</text:p>
          </table:table-cell>
          <table:table-cell table:style-name="ce1" table:formula="of:=MAX(IF([.B31]&gt;-1;[.B13]+[.B31];-999*999);IF([.A30]&gt;-1;[.A30]+[.B13];-999*999))" office:value-type="float" office:value="63" calcext:value-type="float">
            <text:p>63</text:p>
          </table:table-cell>
          <table:table-cell table:style-name="ce1" table:formula="of:=MAX(IF([.C31]&gt;-1;[.C13]+[.C31];-999*999);IF([.B30]&gt;-1;[.B30]+[.C13];-999*999))" office:value-type="float" office:value="103" calcext:value-type="float">
            <text:p>103</text:p>
          </table:table-cell>
          <table:table-cell table:style-name="ce1" table:formula="of:=MAX(IF([.D31]&gt;-1;[.D13]+[.D31];-999*999);IF([.C30]&gt;-1;[.C30]+[.D13];-999*999))" office:value-type="float" office:value="100" calcext:value-type="float">
            <text:p>100</text:p>
          </table:table-cell>
          <table:table-cell table:style-name="ce1" table:formula="of:=MAX(IF([.E31]&gt;-1;[.E13]+[.E31];-999*999);IF([.D30]&gt;-1;[.D30]+[.E13];-999*999))" office:value-type="float" office:value="154" calcext:value-type="float">
            <text:p>154</text:p>
          </table:table-cell>
          <table:table-cell table:style-name="ce1" table:formula="of:=MAX(IF([.F31]&gt;-1;[.F13]+[.F31];-999*999);IF([.E30]&gt;-1;[.E30]+[.F13];-999*999))" office:value-type="float" office:value="126" calcext:value-type="float">
            <text:p>126</text:p>
          </table:table-cell>
          <table:table-cell table:style-name="ce1" table:formula="of:=MAX(IF([.G31]&gt;-1;[.G13]+[.G31];-999*999);IF([.F30]&gt;-1;[.F30]+[.G13];-999*999))" office:value-type="float" office:value="201" calcext:value-type="float">
            <text:p>201</text:p>
          </table:table-cell>
          <table:table-cell table:style-name="ce1" table:formula="of:=MAX(IF([.H31]&gt;-1;[.H13]+[.H31];-999*999);IF([.G30]&gt;-1;[.G30]+[.H13];-999*999))" office:value-type="float" office:value="219" calcext:value-type="float">
            <text:p>219</text:p>
          </table:table-cell>
          <table:table-cell table:style-name="ce1" table:formula="of:=MAX(IF([.I31]&gt;-1;[.I13]+[.I31];-999*999);IF([.H30]&gt;-1;[.H30]+[.I13];-999*999))" office:value-type="float" office:value="287" calcext:value-type="float">
            <text:p>287</text:p>
          </table:table-cell>
          <table:table-cell table:style-name="ce1" table:formula="of:=MAX(IF([.J31]&gt;-1;[.J13]+[.J31];-999*999);IF([.I30]&gt;-1;[.I30]+[.J13];-999*999))" office:value-type="float" office:value="325" calcext:value-type="float">
            <text:p>325</text:p>
          </table:table-cell>
          <table:table-cell table:style-name="ce1" table:formula="of:=MAX(IF([.K31]&gt;-1;[.K13]+[.K31];-999*999);IF([.J30]&gt;-1;[.J30]+[.K13];-999*999))" office:value-type="float" office:value="233" calcext:value-type="float">
            <text:p>233</text:p>
          </table:table-cell>
          <table:table-cell table:style-name="ce1" table:formula="of:=MAX(IF([.L31]&gt;-1;[.L13]+[.L31];-999*999);IF([.K30]&gt;-1;[.K30]+[.L13];-999*999))" office:value-type="float" office:value="287" calcext:value-type="float">
            <text:p>287</text:p>
          </table:table-cell>
          <table:table-cell table:style-name="ce1" table:formula="of:=MAX(IF([.M31]&gt;-1;[.M13]+[.M31];-999*999);IF([.L30]&gt;-1;[.L30]+[.M13];-999*999))" office:value-type="float" office:value="284" calcext:value-type="float">
            <text:p>284</text:p>
          </table:table-cell>
          <table:table-cell table:style-name="ce1" table:formula="of:=MAX(IF([.N31]&gt;-1;[.N13]+[.N31];-999*999);IF([.M30]&gt;-1;[.M30]+[.N13];-999*999))" office:value-type="float" office:value="263" calcext:value-type="float">
            <text:p>263</text:p>
          </table:table-cell>
          <table:table-cell table:style-name="ce1" table:formula="of:=MAX(IF([.O31]&gt;-1;[.O13]+[.O31];-999*999);IF([.N30]&gt;-1;[.N30]+[.O13];-999*999))" office:value-type="float" office:value="299" calcext:value-type="float">
            <text:p>299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formula="of:=IF([.A32]&gt;-1;[.A14]+[.A32];-999*999)" office:value-type="float" office:value="75" calcext:value-type="float">
            <text:p>75</text:p>
          </table:table-cell>
          <table:table-cell table:style-name="ce1" table:formula="of:=MAX(IF([.B32]&gt;-1;[.B14]+[.B32];-999*999);IF([.A31]&gt;-1;[.A31]+[.B14];-999*999))" office:value-type="float" office:value="133" calcext:value-type="float">
            <text:p>133</text:p>
          </table:table-cell>
          <table:table-cell table:style-name="ce1" table:formula="of:=MAX(IF([.C32]&gt;-1;[.C14]+[.C32];-999*999);IF([.B31]&gt;-1;[.B31]+[.C14];-999*999))" office:value-type="float" office:value="67" calcext:value-type="float">
            <text:p>67</text:p>
          </table:table-cell>
          <table:table-cell table:style-name="ce1" table:formula="of:=MAX(IF([.D32]&gt;-1;[.D14]+[.D32];-999*999);IF([.C31]&gt;-1;[.C31]+[.D14];-999*999))" office:value-type="float" office:value="47" calcext:value-type="float">
            <text:p>47</text:p>
          </table:table-cell>
          <table:table-cell table:style-name="ce1" table:formula="of:=MAX(IF([.E32]&gt;-1;[.E14]+[.E32];-999*999);IF([.D31]&gt;-1;[.D31]+[.E14];-999*999))" office:value-type="float" office:value="-18" calcext:value-type="float">
            <text:p>-18</text:p>
          </table:table-cell>
          <table:table-cell table:style-name="ce1" table:formula="of:=MAX(IF([.F32]&gt;-1;[.F14]+[.F32];-999*999);IF([.E31]&gt;-1;[.E31]+[.F14];-999*999))" office:value-type="float" office:value="-998001" calcext:value-type="float">
            <text:p>-998001</text:p>
          </table:table-cell>
          <table:table-cell table:style-name="ce1" table:formula="of:=MAX(IF([.G32]&gt;-1;[.G14]+[.G32];-999*999);IF([.F31]&gt;-1;[.F31]+[.G14];-999*999))" office:value-type="float" office:value="-998001" calcext:value-type="float">
            <text:p>-998001</text:p>
          </table:table-cell>
          <table:table-cell table:style-name="ce1" table:formula="of:=MAX(IF([.H32]&gt;-1;[.H14]+[.H32];-999*999);IF([.G31]&gt;-1;[.G31]+[.H14];-999*999))" office:value-type="float" office:value="-998001" calcext:value-type="float">
            <text:p>-998001</text:p>
          </table:table-cell>
          <table:table-cell table:style-name="ce1" table:formula="of:=MAX(IF([.I32]&gt;-1;[.I14]+[.I32];-999*999);IF([.H31]&gt;-1;[.H31]+[.I14];-999*999))" office:value-type="float" office:value="-998001" calcext:value-type="float">
            <text:p>-998001</text:p>
          </table:table-cell>
          <table:table-cell table:style-name="ce1" table:formula="of:=MAX(IF([.J32]&gt;-1;[.J14]+[.J32];-999*999);IF([.I31]&gt;-1;[.I31]+[.J14];-999*999))" office:value-type="float" office:value="-998001" calcext:value-type="float">
            <text:p>-998001</text:p>
          </table:table-cell>
          <table:table-cell table:style-name="ce1" table:formula="of:=MAX(IF([.K32]&gt;-1;[.K14]+[.K32];-999*999);IF([.J31]&gt;-1;[.J31]+[.K14];-999*999))" office:value-type="float" office:value="-998001" calcext:value-type="float">
            <text:p>-998001</text:p>
          </table:table-cell>
          <table:table-cell table:style-name="ce1" table:formula="of:=MAX(IF([.L32]&gt;-1;[.L14]+[.L32];-999*999);IF([.K31]&gt;-1;[.K31]+[.L14];-999*999))" office:value-type="float" office:value="-998001" calcext:value-type="float">
            <text:p>-998001</text:p>
          </table:table-cell>
          <table:table-cell table:style-name="ce1" table:formula="of:=MAX(IF([.M32]&gt;-1;[.M14]+[.M32];-999*999);IF([.L31]&gt;-1;[.L31]+[.M14];-999*999))" office:value-type="float" office:value="-998001" calcext:value-type="float">
            <text:p>-998001</text:p>
          </table:table-cell>
          <table:table-cell table:style-name="ce1" table:formula="of:=MAX(IF([.N32]&gt;-1;[.N14]+[.N32];-999*999);IF([.M31]&gt;-1;[.M31]+[.N14];-999*999))" office:value-type="float" office:value="-998001" calcext:value-type="float">
            <text:p>-998001</text:p>
          </table:table-cell>
          <table:table-cell table:style-name="ce1" table:formula="of:=MAX(IF([.O32]&gt;-1;[.O14]+[.O32];-999*999);IF([.N31]&gt;-1;[.N31]+[.O14];-999*999))" office:value-type="float" office:value="-998001" calcext:value-type="float">
            <text:p>-998001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table:formula="of:=IF([.A32]&gt;-1;[.A32]+[.B15];-999*999)" office:value-type="float" office:value="-2" calcext:value-type="float">
            <text:p>-2</text:p>
          </table:table-cell>
          <table:table-cell table:style-name="ce1" table:formula="of:=IF([.B32]&gt;-1;[.B32]+[.C15];-999*999)" office:value-type="float" office:value="-998001" calcext:value-type="float">
            <text:p>-998001</text:p>
          </table:table-cell>
          <table:table-cell table:style-name="ce1" table:formula="of:=IF([.C32]&gt;-1;[.C32]+[.D15];-999*999)" office:value-type="float" office:value="-998001" calcext:value-type="float">
            <text:p>-998001</text:p>
          </table:table-cell>
          <table:table-cell table:style-name="ce1" table:formula="of:=IF([.D32]&gt;-1;[.D32]+[.E15];-999*999)" office:value-type="float" office:value="-998001" calcext:value-type="float">
            <text:p>-998001</text:p>
          </table:table-cell>
          <table:table-cell table:style-name="ce1" table:formula="of:=IF([.E32]&gt;-1;[.E32]+[.F15];-999*999)" office:value-type="float" office:value="-998001" calcext:value-type="float">
            <text:p>-998001</text:p>
          </table:table-cell>
          <table:table-cell table:style-name="ce1" table:formula="of:=IF([.F32]&gt;-1;[.F32]+[.G15];-999*999)" office:value-type="float" office:value="-998001" calcext:value-type="float">
            <text:p>-998001</text:p>
          </table:table-cell>
          <table:table-cell table:style-name="ce1" table:formula="of:=IF([.G32]&gt;-1;[.G32]+[.H15];-999*999)" office:value-type="float" office:value="-998001" calcext:value-type="float">
            <text:p>-998001</text:p>
          </table:table-cell>
          <table:table-cell table:style-name="ce1" table:formula="of:=IF([.H32]&gt;-1;[.H32]+[.I15];-999*999)" office:value-type="float" office:value="-998001" calcext:value-type="float">
            <text:p>-998001</text:p>
          </table:table-cell>
          <table:table-cell table:style-name="ce1" table:formula="of:=IF([.I32]&gt;-1;[.I32]+[.J15];-999*999)" office:value-type="float" office:value="-998001" calcext:value-type="float">
            <text:p>-998001</text:p>
          </table:table-cell>
          <table:table-cell table:style-name="ce1" table:formula="of:=IF([.J32]&gt;-1;[.J32]+[.K15];-999*999)" office:value-type="float" office:value="-998001" calcext:value-type="float">
            <text:p>-998001</text:p>
          </table:table-cell>
          <table:table-cell table:style-name="ce1" table:formula="of:=IF([.K32]&gt;-1;[.K32]+[.L15];-999*999)" office:value-type="float" office:value="-998001" calcext:value-type="float">
            <text:p>-998001</text:p>
          </table:table-cell>
          <table:table-cell table:style-name="ce1" table:formula="of:=IF([.L32]&gt;-1;[.L32]+[.M15];-999*999)" office:value-type="float" office:value="-998001" calcext:value-type="float">
            <text:p>-998001</text:p>
          </table:table-cell>
          <table:table-cell table:style-name="ce1" table:formula="of:=IF([.M32]&gt;-1;[.M32]+[.N15];-999*999)" office:value-type="float" office:value="-998001" calcext:value-type="float">
            <text:p>-998001</text:p>
          </table:table-cell>
          <table:table-cell table:style-name="ce1" table:formula="of:=IF([.N32]&gt;-1;[.N32]+[.O15];-999*999)" office:value-type="float" office:value="-998001" calcext:value-type="float">
            <text:p>-998001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1" table:number-columns-repeated="17"/>
          <table:table-cell table:number-columns-repeated="47"/>
        </table:table-row>
        <table:table-row table:style-name="ro2" table:number-rows-repeated="6">
          <table:table-cell table:style-name="ce1" table:number-columns-repeated="17"/>
          <table:table-cell table:number-columns-repeated="47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number number:decimal-places="2" number:min-decimal-places="2" number:min-integer-digits="1" number:grouping="true"/>
      <number:text>р.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1P0" style:volatile="true">
      <number:number number:decimal-places="0" number:min-decimal-places="0" number:min-integer-digits="1" number:grouping="true"/>
      <number:text>р.</number:text>
    </number:number-style>
    <number:number-style style:name="N111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1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16:53:55.01141657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ey</meta:initial-creator>
    <meta:creation-date>2020-08-20T09:56:28</meta:creation-date>
    <dc:date>2023-01-12T14:00:58.649502330</dc:date>
    <meta:editing-duration>PT7M10S</meta:editing-duration>
    <meta:editing-cycles>2</meta:editing-cycles>
    <meta:generator>LibreOffice/7.3.3.2$Linux_X86_64 LibreOffice_project/30$Build-2</meta:generator>
    <meta:document-statistic meta:table-count="1" meta:cell-count="677" meta:object-count="0"/>
  </office:meta>
</office:document-meta>
</file>